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877232142857" calcext:value-type="float">
            <text:p>0,909877232142857</text:p>
          </table:table-cell>
          <table:table-cell office:value-type="float" office:value="0.891590606579197" calcext:value-type="float">
            <text:p>0,891590606579197</text:p>
          </table:table-cell>
          <table:table-cell office:value-type="float" office:value="0.87891000257738" calcext:value-type="float">
            <text:p>0,87891000257738</text:p>
          </table:table-cell>
          <table:table-cell office:value-type="float" office:value="0.783978096850377" calcext:value-type="float">
            <text:p>0,783978096850377</text:p>
          </table:table-cell>
          <table:table-cell office:value-type="float" office:value="0.866585039042647" calcext:value-type="float">
            <text:p>0,866585039042647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7953752790179" calcext:value-type="float">
            <text:p>0,857953752790179</text:p>
          </table:table-cell>
          <table:table-cell office:value-type="float" office:value="0.785677242939984" calcext:value-type="float">
            <text:p>0,785677242939984</text:p>
          </table:table-cell>
          <table:table-cell office:value-type="float" office:value="0.859899725664554" calcext:value-type="float">
            <text:p>0,859899725664554</text:p>
          </table:table-cell>
          <table:table-cell office:value-type="float" office:value="0.754231662794557" calcext:value-type="float">
            <text:p>0,75423166279455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80174081237911" calcext:value-type="float">
            <text:p>0,78017408123791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1385672433036" calcext:value-type="float">
            <text:p>0,911385672433036</text:p>
          </table:table-cell>
          <table:table-cell office:value-type="float" office:value="0.842609889491571" calcext:value-type="float">
            <text:p>0,842609889491571</text:p>
          </table:table-cell>
          <table:table-cell office:value-type="float" office:value="0.880490128058891" calcext:value-type="float">
            <text:p>0,880490128058891</text:p>
          </table:table-cell>
          <table:table-cell office:value-type="float" office:value="0.786496082015084" calcext:value-type="float">
            <text:p>0,786496082015084</text:p>
          </table:table-cell>
          <table:table-cell office:value-type="float" office:value="0.921936564223798" calcext:value-type="float">
            <text:p>0,921936564223798</text:p>
          </table:table-cell>
          <table:table-cell office:value-type="float" office:value="0.905602051835853" calcext:value-type="float">
            <text:p>0,90560205183585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70797293526786" calcext:value-type="float">
            <text:p>0,870797293526786</text:p>
          </table:table-cell>
          <table:table-cell office:value-type="float" office:value="0.789684985296966" calcext:value-type="float">
            <text:p>0,789684985296966</text:p>
          </table:table-cell>
          <table:table-cell office:value-type="float" office:value="0.85821723821188" calcext:value-type="float">
            <text:p>0,85821723821188</text:p>
          </table:table-cell>
          <table:table-cell office:value-type="float" office:value="0.751646694041733" calcext:value-type="float">
            <text:p>0,751646694041733</text:p>
          </table:table-cell>
          <table:table-cell office:value-type="float" office:value="0.9397749418495" calcext:value-type="float">
            <text:p>0,9397749418495</text:p>
          </table:table-cell>
          <table:table-cell office:value-type="float" office:value="0.821643496050293" calcext:value-type="float">
            <text:p>0,82164349605029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7593122209821" calcext:value-type="float">
            <text:p>0,827593122209821</text:p>
          </table:table-cell>
          <table:table-cell office:value-type="float" office:value="0.760208342824169" calcext:value-type="float">
            <text:p>0,760208342824169</text:p>
          </table:table-cell>
          <table:table-cell office:value-type="float" office:value="0.83508344662502" calcext:value-type="float">
            <text:p>0,83508344662502</text:p>
          </table:table-cell>
          <table:table-cell office:value-type="float" office:value="0.716861172764373" calcext:value-type="float">
            <text:p>0,716861172764373</text:p>
          </table:table-cell>
          <table:table-cell office:value-type="float" office:value="0.926319295388942" calcext:value-type="float">
            <text:p>0,926319295388942</text:p>
          </table:table-cell>
          <table:table-cell office:value-type="float" office:value="0.739611503198997" calcext:value-type="float">
            <text:p>0,73961150319899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2320033482143" calcext:value-type="float">
            <text:p>0,842320033482143</text:p>
          </table:table-cell>
          <table:table-cell office:value-type="float" office:value="0.815996970009985" calcext:value-type="float">
            <text:p>0,815996970009985</text:p>
          </table:table-cell>
          <table:table-cell office:value-type="float" office:value="0.83979447200567" calcext:value-type="float">
            <text:p>0,83979447200567</text:p>
          </table:table-cell>
          <table:table-cell office:value-type="float" office:value="0.723832503588772" calcext:value-type="float">
            <text:p>0,723832503588772</text:p>
          </table:table-cell>
          <table:table-cell office:value-type="float" office:value="0.865021717706318" calcext:value-type="float">
            <text:p>0,865021717706318</text:p>
          </table:table-cell>
          <table:table-cell office:value-type="float" office:value="0.82155140748656" calcext:value-type="float">
            <text:p>0,8215514074865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0744977678571" calcext:value-type="float">
            <text:p>0,870744977678571</text:p>
          </table:table-cell>
          <table:table-cell office:value-type="float" office:value="0.637206625311761" calcext:value-type="float">
            <text:p>0,637206625311761</text:p>
          </table:table-cell>
          <table:table-cell office:value-type="float" office:value="0.728895391367959" calcext:value-type="float">
            <text:p>0,728895391367959</text:p>
          </table:table-cell>
          <table:table-cell office:value-type="float" office:value="0.573434622467772" calcext:value-type="float">
            <text:p>0,573434622467772</text:p>
          </table:table-cell>
          <table:table-cell office:value-type="float" office:value="0.85140562248996" calcext:value-type="float">
            <text:p>0,85140562248996</text:p>
          </table:table-cell>
          <table:table-cell office:value-type="float" office:value="0.875703862754979" calcext:value-type="float">
            <text:p>0,87570386275497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2348284040179" calcext:value-type="float">
            <text:p>0,862348284040179</text:p>
          </table:table-cell>
          <table:table-cell office:value-type="float" office:value="0.807909355436029" calcext:value-type="float">
            <text:p>0,807909355436029</text:p>
          </table:table-cell>
          <table:table-cell office:value-type="float" office:value="0.822791204103853" calcext:value-type="float">
            <text:p>0,822791204103853</text:p>
          </table:table-cell>
          <table:table-cell office:value-type="float" office:value="0.698933958845853" calcext:value-type="float">
            <text:p>0,698933958845853</text:p>
          </table:table-cell>
          <table:table-cell office:value-type="float" office:value="0.838231594355374" calcext:value-type="float">
            <text:p>0,838231594355374</text:p>
          </table:table-cell>
          <table:table-cell office:value-type="float" office:value="0.877207073909674" calcext:value-type="float">
            <text:p>0,87720707390967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7292131696429" calcext:value-type="float">
            <text:p>0,867292131696429</text:p>
          </table:table-cell>
          <table:table-cell office:value-type="float" office:value="0.877714815785759" calcext:value-type="float">
            <text:p>0,877714815785759</text:p>
          </table:table-cell>
          <table:table-cell office:value-type="float" office:value="0.851178253642319" calcext:value-type="float">
            <text:p>0,851178253642319</text:p>
          </table:table-cell>
          <table:table-cell office:value-type="float" office:value="0.740914120350668" calcext:value-type="float">
            <text:p>0,740914120350668</text:p>
          </table:table-cell>
          <table:table-cell office:value-type="float" office:value="0.826199198952184" calcext:value-type="float">
            <text:p>0,826199198952184</text:p>
          </table:table-cell>
          <table:table-cell office:value-type="float" office:value="0.902204589804377" calcext:value-type="float">
            <text:p>0,90220458980437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3552594866071" calcext:value-type="float">
            <text:p>0,873552594866071</text:p>
          </table:table-cell>
          <table:table-cell office:value-type="float" office:value="0.780712543967545" calcext:value-type="float">
            <text:p>0,780712543967545</text:p>
          </table:table-cell>
          <table:table-cell office:value-type="float" office:value="0.833041676260649" calcext:value-type="float">
            <text:p>0,833041676260649</text:p>
          </table:table-cell>
          <table:table-cell office:value-type="float" office:value="0.713857264063456" calcext:value-type="float">
            <text:p>0,713857264063456</text:p>
          </table:table-cell>
          <table:table-cell office:value-type="float" office:value="0.892889755423382" calcext:value-type="float">
            <text:p>0,892889755423382</text:p>
          </table:table-cell>
          <table:table-cell office:value-type="float" office:value="0.862988580134557" calcext:value-type="float">
            <text:p>0,86298858013455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10060337611607" calcext:value-type="float">
            <text:p>0,910060337611607</text:p>
          </table:table-cell>
          <table:table-cell office:value-type="float" office:value="0.729620881782946" calcext:value-type="float">
            <text:p>0,729620881782946</text:p>
          </table:table-cell>
          <table:table-cell office:value-type="float" office:value="0.823690282881805" calcext:value-type="float">
            <text:p>0,823690282881805</text:p>
          </table:table-cell>
          <table:table-cell office:value-type="float" office:value="0.700232490555071" calcext:value-type="float">
            <text:p>0,700232490555071</text:p>
          </table:table-cell>
          <table:table-cell office:value-type="float" office:value="0.945606530355951" calcext:value-type="float">
            <text:p>0,945606530355951</text:p>
          </table:table-cell>
          <table:table-cell office:value-type="float" office:value="0.89990695797415" calcext:value-type="float">
            <text:p>0,8999069579741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5043596540179" calcext:value-type="float">
            <text:p>0,875043596540179</text:p>
          </table:table-cell>
          <table:table-cell office:value-type="float" office:value="0.825531708264543" calcext:value-type="float">
            <text:p>0,825531708264543</text:p>
          </table:table-cell>
          <table:table-cell office:value-type="float" office:value="0.825942794680269" calcext:value-type="float">
            <text:p>0,825942794680269</text:p>
          </table:table-cell>
          <table:table-cell office:value-type="float" office:value="0.703494506858668" calcext:value-type="float">
            <text:p>0,703494506858668</text:p>
          </table:table-cell>
          <table:table-cell office:value-type="float" office:value="0.826354290713782" calcext:value-type="float">
            <text:p>0,826354290713782</text:p>
          </table:table-cell>
          <table:table-cell office:value-type="float" office:value="0.902285799757958" calcext:value-type="float">
            <text:p>0,90228579975795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2225167410714" calcext:value-type="float">
            <text:p>0,852225167410714</text:p>
          </table:table-cell>
          <table:table-cell office:value-type="float" office:value="0.645697934920036" calcext:value-type="float">
            <text:p>0,645697934920036</text:p>
          </table:table-cell>
          <table:table-cell office:value-type="float" office:value="0.77453171562367" calcext:value-type="float">
            <text:p>0,77453171562367</text:p>
          </table:table-cell>
          <table:table-cell office:value-type="float" office:value="0.632029180598376" calcext:value-type="float">
            <text:p>0,632029180598376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11200548443909" calcext:value-type="float">
            <text:p>0,811200548443909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8339494977679" calcext:value-type="float">
            <text:p>0,878339494977679</text:p>
          </table:table-cell>
          <table:table-cell office:value-type="float" office:value="0.735962029937934" calcext:value-type="float">
            <text:p>0,735962029937934</text:p>
          </table:table-cell>
          <table:table-cell office:value-type="float" office:value="0.812527711717522" calcext:value-type="float">
            <text:p>0,812527711717522</text:p>
          </table:table-cell>
          <table:table-cell office:value-type="float" office:value="0.684249830278344" calcext:value-type="float">
            <text:p>0,684249830278344</text:p>
          </table:table-cell>
          <table:table-cell office:value-type="float" office:value="0.906874212704697" calcext:value-type="float">
            <text:p>0,906874212704697</text:p>
          </table:table-cell>
          <table:table-cell office:value-type="float" office:value="0.866643719420746" calcext:value-type="float">
            <text:p>0,8666437194207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8977399553571" calcext:value-type="float">
            <text:p>0,808977399553571</text:p>
          </table:table-cell>
          <table:table-cell office:value-type="float" office:value="0.556936910315132" calcext:value-type="float">
            <text:p>0,556936910315132</text:p>
          </table:table-cell>
          <table:table-cell office:value-type="float" office:value="0.706641671130155" calcext:value-type="float">
            <text:p>0,706641671130155</text:p>
          </table:table-cell>
          <table:table-cell office:value-type="float" office:value="0.54636186689858" calcext:value-type="float">
            <text:p>0,54636186689858</text:p>
          </table:table-cell>
          <table:table-cell office:value-type="float" office:value="0.966413947185291" calcext:value-type="float">
            <text:p>0,966413947185291</text:p>
          </table:table-cell>
          <table:table-cell office:value-type="float" office:value="0.759787148824169" calcext:value-type="float">
            <text:p>0,7597871488241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62740652901786" calcext:value-type="float">
            <text:p>0,862740652901786</text:p>
          </table:table-cell>
          <table:table-cell office:value-type="float" office:value="0.813458124899145" calcext:value-type="float">
            <text:p>0,813458124899145</text:p>
          </table:table-cell>
          <table:table-cell office:value-type="float" office:value="0.836697856802008" calcext:value-type="float">
            <text:p>0,836697856802008</text:p>
          </table:table-cell>
          <table:table-cell office:value-type="float" office:value="0.71924380238987" calcext:value-type="float">
            <text:p>0,71924380238987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63731470839596" calcext:value-type="float">
            <text:p>0,86373147083959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9808872767857" calcext:value-type="float">
            <text:p>0,839808872767857</text:p>
          </table:table-cell>
          <table:table-cell office:value-type="float" office:value="0.772751592976312" calcext:value-type="float">
            <text:p>0,772751592976312</text:p>
          </table:table-cell>
          <table:table-cell office:value-type="float" office:value="0.838408359280173" calcext:value-type="float">
            <text:p>0,838408359280173</text:p>
          </table:table-cell>
          <table:table-cell office:value-type="float" office:value="0.721775475898414" calcext:value-type="float">
            <text:p>0,721775475898414</text:p>
          </table:table-cell>
          <table:table-cell office:value-type="float" office:value="0.916258146375224" calcext:value-type="float">
            <text:p>0,916258146375224</text:p>
          </table:table-cell>
          <table:table-cell office:value-type="float" office:value="0.776355890284183" calcext:value-type="float">
            <text:p>0,77635589028418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8021414620536" calcext:value-type="float">
            <text:p>0,838021414620536</text:p>
          </table:table-cell>
          <table:table-cell office:value-type="float" office:value="0.812994812994813" calcext:value-type="float">
            <text:p>0,812994812994813</text:p>
          </table:table-cell>
          <table:table-cell office:value-type="float" office:value="0.858988469800594" calcext:value-type="float">
            <text:p>0,858988469800594</text:p>
          </table:table-cell>
          <table:table-cell office:value-type="float" office:value="0.752830665655477" calcext:value-type="float">
            <text:p>0,752830665655477</text:p>
          </table:table-cell>
          <table:table-cell office:value-type="float" office:value="0.910498197734294" calcext:value-type="float">
            <text:p>0,910498197734294</text:p>
          </table:table-cell>
          <table:table-cell office:value-type="float" office:value="0.752302831912302" calcext:value-type="float">
            <text:p>0,75230283191230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290771484375" calcext:value-type="float">
            <text:p>0,79290771484375</text:p>
          </table:table-cell>
          <table:table-cell office:value-type="float" office:value="0.541634835752483" calcext:value-type="float">
            <text:p>0,541634835752483</text:p>
          </table:table-cell>
          <table:table-cell office:value-type="float" office:value="0.663321284286626" calcext:value-type="float">
            <text:p>0,663321284286626</text:p>
          </table:table-cell>
          <table:table-cell office:value-type="float" office:value="0.496245864087554" calcext:value-type="float">
            <text:p>0,496245864087554</text:p>
          </table:table-cell>
          <table:table-cell office:value-type="float" office:value="0.855528740675735" calcext:value-type="float">
            <text:p>0,855528740675735</text:p>
          </table:table-cell>
          <table:table-cell office:value-type="float" office:value="0.773299748110831" calcext:value-type="float">
            <text:p>0,77329974811083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799072265625" calcext:value-type="float">
            <text:p>0,87799072265625</text:p>
          </table:table-cell>
          <table:table-cell office:value-type="float" office:value="0.747682327090091" calcext:value-type="float">
            <text:p>0,747682327090091</text:p>
          </table:table-cell>
          <table:table-cell office:value-type="float" office:value="0.836241500778242" calcext:value-type="float">
            <text:p>0,836241500778242</text:p>
          </table:table-cell>
          <table:table-cell office:value-type="float" office:value="0.718569618471069" calcext:value-type="float">
            <text:p>0,718569618471069</text:p>
          </table:table-cell>
          <table:table-cell office:value-type="float" office:value="0.948598130841122" calcext:value-type="float">
            <text:p>0,948598130841122</text:p>
          </table:table-cell>
          <table:table-cell office:value-type="float" office:value="0.84346437474034" calcext:value-type="float">
            <text:p>0,8434643747403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8419363839286" calcext:value-type="float">
            <text:p>0,808419363839286</text:p>
          </table:table-cell>
          <table:table-cell office:value-type="float" office:value="0.594085464417458" calcext:value-type="float">
            <text:p>0,594085464417458</text:p>
          </table:table-cell>
          <table:table-cell office:value-type="float" office:value="0.722946561420321" calcext:value-type="float">
            <text:p>0,722946561420321</text:p>
          </table:table-cell>
          <table:table-cell office:value-type="float" office:value="0.566105175852604" calcext:value-type="float">
            <text:p>0,566105175852604</text:p>
          </table:table-cell>
          <table:table-cell office:value-type="float" office:value="0.923193353085148" calcext:value-type="float">
            <text:p>0,923193353085148</text:p>
          </table:table-cell>
          <table:table-cell office:value-type="float" office:value="0.765806590463437" calcext:value-type="float">
            <text:p>0,76580659046343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6800711495536" calcext:value-type="float">
            <text:p>0,836800711495536</text:p>
          </table:table-cell>
          <table:table-cell office:value-type="float" office:value="0.606598916354422" calcext:value-type="float">
            <text:p>0,606598916354422</text:p>
          </table:table-cell>
          <table:table-cell office:value-type="float" office:value="0.706275599077256" calcext:value-type="float">
            <text:p>0,706275599077256</text:p>
          </table:table-cell>
          <table:table-cell office:value-type="float" office:value="0.545924308588064" calcext:value-type="float">
            <text:p>0,545924308588064</text:p>
          </table:table-cell>
          <table:table-cell office:value-type="float" office:value="0.845151355817622" calcext:value-type="float">
            <text:p>0,845151355817622</text:p>
          </table:table-cell>
          <table:table-cell office:value-type="float" office:value="0.834275851104903" calcext:value-type="float">
            <text:p>0,83427585110490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0089983258929" calcext:value-type="float">
            <text:p>0,860089983258929</text:p>
          </table:table-cell>
          <table:table-cell office:value-type="float" office:value="0.574901174110567" calcext:value-type="float">
            <text:p>0,574901174110567</text:p>
          </table:table-cell>
          <table:table-cell office:value-type="float" office:value="0.708371196975755" calcext:value-type="float">
            <text:p>0,708371196975755</text:p>
          </table:table-cell>
          <table:table-cell office:value-type="float" office:value="0.548432487195362" calcext:value-type="float">
            <text:p>0,548432487195362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45987773075114" calcext:value-type="float">
            <text:p>0,84598777307511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00615583147321" calcext:value-type="float">
            <text:p>0,800615583147321</text:p>
          </table:table-cell>
          <table:table-cell office:value-type="float" office:value="0.507107690174052" calcext:value-type="float">
            <text:p>0,507107690174052</text:p>
          </table:table-cell>
          <table:table-cell office:value-type="float" office:value="0.657397557869503" calcext:value-type="float">
            <text:p>0,657397557869503</text:p>
          </table:table-cell>
          <table:table-cell office:value-type="float" office:value="0.489644244074454" calcext:value-type="float">
            <text:p>0,489644244074454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66199592132096" calcext:value-type="float">
            <text:p>0,7661995921320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55662754603795" calcext:value-type="float">
            <text:p>0,855662754603795</text:p>
          </table:table-cell>
          <table:table-cell table:style-name="ce3" table:formula="of:=AVERAGE([.D2:.D25])" office:value-type="float" office:value="0.727261490901371" calcext:value-type="float">
            <text:p>0,727261490901371</text:p>
          </table:table-cell>
          <table:table-cell table:style-name="ce3" table:formula="of:=AVERAGE([.E2:.E25])" office:value-type="float" office:value="0.79834517086842" calcext:value-type="float">
            <text:p>0,79834517086842</text:p>
          </table:table-cell>
          <table:table-cell table:style-name="ce3" table:formula="of:=AVERAGE([.F2:.F25])" office:value-type="float" office:value="0.669555237299356" calcext:value-type="float">
            <text:p>0,669555237299356</text:p>
          </table:table-cell>
          <table:table-cell table:style-name="ce3" table:formula="of:=AVERAGE([.G2:.G25])" office:value-type="float" office:value="0.9003411806894" calcext:value-type="float">
            <text:p>0,9003411806894</text:p>
          </table:table-cell>
          <table:table-cell table:style-name="ce3" table:formula="of:=AVERAGE([.H2:.H25])" office:value-type="float" office:value="0.832669049207053" calcext:value-type="float">
            <text:p>0,83266904920705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6506987072173" calcext:value-type="float">
            <text:p>0,876506987072173</text:p>
          </table:table-cell>
          <table:table-cell table:formula="of:=AVERAGE([.D8:.D13])" office:value-type="float" office:value="0.776449321758097" calcext:value-type="float">
            <text:p>0,776449321758097</text:p>
          </table:table-cell>
          <table:table-cell table:formula="of:=AVERAGE([.E8:.E13])" office:value-type="float" office:value="0.814256600489476" calcext:value-type="float">
            <text:p>0,814256600489476</text:p>
          </table:table-cell>
          <table:table-cell table:formula="of:=AVERAGE([.F8:.F13])" office:value-type="float" office:value="0.688477827190248" calcext:value-type="float">
            <text:p>0,688477827190248</text:p>
          </table:table-cell>
          <table:table-cell table:formula="of:=AVERAGE([.G8:.G13])" office:value-type="float" office:value="0.863447832048439" calcext:value-type="float">
            <text:p>0,863447832048439</text:p>
          </table:table-cell>
          <table:table-cell table:formula="of:=AVERAGE([.H8:.H13])" office:value-type="float" office:value="0.886716144055949" calcext:value-type="float">
            <text:p>0,8867161440559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998785109747" calcext:value-type="float">
            <text:p>0,86998785109747</text:p>
          </table:table-cell>
          <table:table-cell table:formula="of:=AVERAGE([.D2:.D7])" office:value-type="float" office:value="0.814294672856979" calcext:value-type="float">
            <text:p>0,814294672856979</text:p>
          </table:table-cell>
          <table:table-cell table:formula="of:=AVERAGE([.E2:.E7])" office:value-type="float" office:value="0.858732502190566" calcext:value-type="float">
            <text:p>0,858732502190566</text:p>
          </table:table-cell>
          <table:table-cell table:formula="of:=AVERAGE([.F2:.F7])" office:value-type="float" office:value="0.752841035342483" calcext:value-type="float">
            <text:p>0,752841035342483</text:p>
          </table:table-cell>
          <table:table-cell table:formula="of:=AVERAGE([.G2:.G7])" office:value-type="float" office:value="0.911541046714986" calcext:value-type="float">
            <text:p>0,911541046714986</text:p>
          </table:table-cell>
          <table:table-cell table:formula="of:=AVERAGE([.H2:.H7])" office:value-type="float" office:value="0.834117462880326" calcext:value-type="float">
            <text:p>0,8341174628803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6685500372024" calcext:value-type="float">
            <text:p>0,846685500372024</text:p>
          </table:table-cell>
          <table:table-cell table:formula="of:=AVERAGE([.D14:.D19])" office:value-type="float" office:value="0.722966901007229" calcext:value-type="float">
            <text:p>0,722966901007229</text:p>
          </table:table-cell>
          <table:table-cell table:formula="of:=AVERAGE([.E14:.E19])" office:value-type="float" office:value="0.804632630725687" calcext:value-type="float">
            <text:p>0,804632630725687</text:p>
          </table:table-cell>
          <table:table-cell table:formula="of:=AVERAGE([.F14:.F19])" office:value-type="float" office:value="0.676081803619844" calcext:value-type="float">
            <text:p>0,676081803619844</text:p>
          </table:table-cell>
          <table:table-cell table:formula="of:=AVERAGE([.G14:.G19])" office:value-type="float" office:value="0.921490140356465" calcext:value-type="float">
            <text:p>0,921490140356465</text:p>
          </table:table-cell>
          <table:table-cell table:formula="of:=AVERAGE([.H14:.H19])" office:value-type="float" office:value="0.805003601620818" calcext:value-type="float">
            <text:p>0,80500360162081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9470679873512" calcext:value-type="float">
            <text:p>0,829470679873512</text:p>
          </table:table-cell>
          <table:table-cell table:formula="of:=AVERAGE([.D20:.D25])" office:value-type="float" office:value="0.595335067983179" calcext:value-type="float">
            <text:p>0,595335067983179</text:p>
          </table:table-cell>
          <table:table-cell table:formula="of:=AVERAGE([.E20:.E25])" office:value-type="float" office:value="0.715758950067951" calcext:value-type="float">
            <text:p>0,715758950067951</text:p>
          </table:table-cell>
          <table:table-cell table:formula="of:=AVERAGE([.F20:.F25])" office:value-type="float" office:value="0.560820283044851" calcext:value-type="float">
            <text:p>0,560820283044851</text:p>
          </table:table-cell>
          <table:table-cell table:formula="of:=AVERAGE([.G20:.G25])" office:value-type="float" office:value="0.904885703637708" calcext:value-type="float">
            <text:p>0,904885703637708</text:p>
          </table:table-cell>
          <table:table-cell table:formula="of:=AVERAGE([.H20:.H25])" office:value-type="float" office:value="0.80483898827112" calcext:value-type="float">
            <text:p>0,80483898827112</text:p>
          </table:table-cell>
        </table:table-row>
      </table:table>
      <table:table table:name="1-unet_based (otsu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092494419643" calcext:value-type="float">
            <text:p>0,909092494419643</text:p>
          </table:table-cell>
          <table:table-cell office:value-type="float" office:value="0.934587102576311" calcext:value-type="float">
            <text:p>0,934587102576311</text:p>
          </table:table-cell>
          <table:table-cell office:value-type="float" office:value="0.871429980762591" calcext:value-type="float">
            <text:p>0,871429980762591</text:p>
          </table:table-cell>
          <table:table-cell office:value-type="float" office:value="0.772154111759435" calcext:value-type="float">
            <text:p>0,772154111759435</text:p>
          </table:table-cell>
          <table:table-cell office:value-type="float" office:value="0.816268539481588" calcext:value-type="float">
            <text:p>0,816268539481588</text:p>
          </table:table-cell>
          <table:table-cell office:value-type="float" office:value="0.965365115823086" calcext:value-type="float">
            <text:p>0,96536511582308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82298060825893" calcext:value-type="float">
            <text:p>0,882298060825893</text:p>
          </table:table-cell>
          <table:table-cell office:value-type="float" office:value="0.846396149285954" calcext:value-type="float">
            <text:p>0,846396149285954</text:p>
          </table:table-cell>
          <table:table-cell office:value-type="float" office:value="0.876334087598596" calcext:value-type="float">
            <text:p>0,876334087598596</text:p>
          </table:table-cell>
          <table:table-cell office:value-type="float" office:value="0.779888468562484" calcext:value-type="float">
            <text:p>0,779888468562484</text:p>
          </table:table-cell>
          <table:table-cell office:value-type="float" office:value="0.908467558121866" calcext:value-type="float">
            <text:p>0,908467558121866</text:p>
          </table:table-cell>
          <table:table-cell office:value-type="float" office:value="0.860090264345583" calcext:value-type="float">
            <text:p>0,86009026434558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8169294084821" calcext:value-type="float">
            <text:p>0,918169294084821</text:p>
          </table:table-cell>
          <table:table-cell office:value-type="float" office:value="0.892752018918715" calcext:value-type="float">
            <text:p>0,892752018918715</text:p>
          </table:table-cell>
          <table:table-cell office:value-type="float" office:value="0.883208681259878" calcext:value-type="float">
            <text:p>0,883208681259878</text:p>
          </table:table-cell>
          <table:table-cell office:value-type="float" office:value="0.790844866394776" calcext:value-type="float">
            <text:p>0,790844866394776</text:p>
          </table:table-cell>
          <table:table-cell office:value-type="float" office:value="0.873867218282112" calcext:value-type="float">
            <text:p>0,873867218282112</text:p>
          </table:table-cell>
          <table:table-cell office:value-type="float" office:value="0.942454103671706" calcext:value-type="float">
            <text:p>0,94245410367170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9090401785714" calcext:value-type="float">
            <text:p>0,889090401785714</text:p>
          </table:table-cell>
          <table:table-cell office:value-type="float" office:value="0.84788788390816" calcext:value-type="float">
            <text:p>0,84788788390816</text:p>
          </table:table-cell>
          <table:table-cell office:value-type="float" office:value="0.870238508150899" calcext:value-type="float">
            <text:p>0,870238508150899</text:p>
          </table:table-cell>
          <table:table-cell office:value-type="float" office:value="0.770285157025987" calcext:value-type="float">
            <text:p>0,770285157025987</text:p>
          </table:table-cell>
          <table:table-cell office:value-type="float" office:value="0.893799375536975" calcext:value-type="float">
            <text:p>0,893799375536975</text:p>
          </table:table-cell>
          <table:table-cell office:value-type="float" office:value="0.885734764884197" calcext:value-type="float">
            <text:p>0,88573476488419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8712332589286" calcext:value-type="float">
            <text:p>0,858712332589286</text:p>
          </table:table-cell>
          <table:table-cell office:value-type="float" office:value="0.827030110277595" calcext:value-type="float">
            <text:p>0,827030110277595</text:p>
          </table:table-cell>
          <table:table-cell office:value-type="float" office:value="0.855189547623729" calcext:value-type="float">
            <text:p>0,855189547623729</text:p>
          </table:table-cell>
          <table:table-cell office:value-type="float" office:value="0.747014098140544" calcext:value-type="float">
            <text:p>0,747014098140544</text:p>
          </table:table-cell>
          <table:table-cell office:value-type="float" office:value="0.885334172156021" calcext:value-type="float">
            <text:p>0,885334172156021</text:p>
          </table:table-cell>
          <table:table-cell office:value-type="float" office:value="0.834987797638678" calcext:value-type="float">
            <text:p>0,83498779763867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8666643415179" calcext:value-type="float">
            <text:p>0,838666643415179</text:p>
          </table:table-cell>
          <table:table-cell office:value-type="float" office:value="0.859894087546361" calcext:value-type="float">
            <text:p>0,859894087546361</text:p>
          </table:table-cell>
          <table:table-cell office:value-type="float" office:value="0.82413770161482" calcext:value-type="float">
            <text:p>0,82413770161482</text:p>
          </table:table-cell>
          <table:table-cell office:value-type="float" office:value="0.700879433541337" calcext:value-type="float">
            <text:p>0,700879433541337</text:p>
          </table:table-cell>
          <table:table-cell office:value-type="float" office:value="0.791236266744534" calcext:value-type="float">
            <text:p>0,791236266744534</text:p>
          </table:table-cell>
          <table:table-cell office:value-type="float" office:value="0.88205830300197" calcext:value-type="float">
            <text:p>0,8820583030019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88253348214286" calcext:value-type="float">
            <text:p>0,888253348214286</text:p>
          </table:table-cell>
          <table:table-cell office:value-type="float" office:value="0.696518705463183" calcext:value-type="float">
            <text:p>0,696518705463183</text:p>
          </table:table-cell>
          <table:table-cell office:value-type="float" office:value="0.745461767626614" calcext:value-type="float">
            <text:p>0,745461767626614</text:p>
          </table:table-cell>
          <table:table-cell office:value-type="float" office:value="0.594212076116898" calcext:value-type="float">
            <text:p>0,594212076116898</text:p>
          </table:table-cell>
          <table:table-cell office:value-type="float" office:value="0.801802956506879" calcext:value-type="float">
            <text:p>0,801802956506879</text:p>
          </table:table-cell>
          <table:table-cell office:value-type="float" office:value="0.910420455292391" calcext:value-type="float">
            <text:p>0,91042045529239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780517578125" calcext:value-type="float">
            <text:p>0,8780517578125</text:p>
          </table:table-cell>
          <table:table-cell office:value-type="float" office:value="0.886727182875127" calcext:value-type="float">
            <text:p>0,886727182875127</text:p>
          </table:table-cell>
          <table:table-cell office:value-type="float" office:value="0.829791894852136" calcext:value-type="float">
            <text:p>0,829791894852136</text:p>
          </table:table-cell>
          <table:table-cell office:value-type="float" office:value="0.709097716211157" calcext:value-type="float">
            <text:p>0,709097716211157</text:p>
          </table:table-cell>
          <table:table-cell office:value-type="float" office:value="0.779726917183176" calcext:value-type="float">
            <text:p>0,779726917183176</text:p>
          </table:table-cell>
          <table:table-cell office:value-type="float" office:value="0.938631719861904" calcext:value-type="float">
            <text:p>0,93863171986190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58694893973214" calcext:value-type="float">
            <text:p>0,858694893973214</text:p>
          </table:table-cell>
          <table:table-cell office:value-type="float" office:value="0.923271520412189" calcext:value-type="float">
            <text:p>0,923271520412189</text:p>
          </table:table-cell>
          <table:table-cell office:value-type="float" office:value="0.830778548158049" calcext:value-type="float">
            <text:p>0,830778548158049</text:p>
          </table:table-cell>
          <table:table-cell office:value-type="float" office:value="0.710539946773358" calcext:value-type="float">
            <text:p>0,710539946773358</text:p>
          </table:table-cell>
          <table:table-cell office:value-type="float" office:value="0.75512993299292" calcext:value-type="float">
            <text:p>0,75512993299292</text:p>
          </table:table-cell>
          <table:table-cell office:value-type="float" office:value="0.946683438966568" calcext:value-type="float">
            <text:p>0,94668343896656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3894740513393" calcext:value-type="float">
            <text:p>0,893894740513393</text:p>
          </table:table-cell>
          <table:table-cell office:value-type="float" office:value="0.849896327014218" calcext:value-type="float">
            <text:p>0,849896327014218</text:p>
          </table:table-cell>
          <table:table-cell office:value-type="float" office:value="0.849822907282398" calcext:value-type="float">
            <text:p>0,849822907282398</text:p>
          </table:table-cell>
          <table:table-cell office:value-type="float" office:value="0.738862660944206" calcext:value-type="float">
            <text:p>0,738862660944206</text:p>
          </table:table-cell>
          <table:table-cell office:value-type="float" office:value="0.849749500234458" calcext:value-type="float">
            <text:p>0,849749500234458</text:p>
          </table:table-cell>
          <table:table-cell office:value-type="float" office:value="0.918011568175383" calcext:value-type="float">
            <text:p>0,91801156817538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8056989397321" calcext:value-type="float">
            <text:p>0,928056989397321</text:p>
          </table:table-cell>
          <table:table-cell office:value-type="float" office:value="0.812726876724263" calcext:value-type="float">
            <text:p>0,812726876724263</text:p>
          </table:table-cell>
          <table:table-cell office:value-type="float" office:value="0.844405891116182" calcext:value-type="float">
            <text:p>0,844405891116182</text:p>
          </table:table-cell>
          <table:table-cell office:value-type="float" office:value="0.730711488250653" calcext:value-type="float">
            <text:p>0,730711488250653</text:p>
          </table:table-cell>
          <table:table-cell office:value-type="float" office:value="0.878654683882108" calcext:value-type="float">
            <text:p>0,878654683882108</text:p>
          </table:table-cell>
          <table:table-cell office:value-type="float" office:value="0.942168215498784" calcext:value-type="float">
            <text:p>0,94216821549878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7503487723214" calcext:value-type="float">
            <text:p>0,887503487723214</text:p>
          </table:table-cell>
          <table:table-cell office:value-type="float" office:value="0.89328580578685" calcext:value-type="float">
            <text:p>0,89328580578685</text:p>
          </table:table-cell>
          <table:table-cell office:value-type="float" office:value="0.832563330564784" calcext:value-type="float">
            <text:p>0,832563330564784</text:p>
          </table:table-cell>
          <table:table-cell office:value-type="float" office:value="0.71315502790191" calcext:value-type="float">
            <text:p>0,71315502790191</text:p>
          </table:table-cell>
          <table:table-cell office:value-type="float" office:value="0.779570807106229" calcext:value-type="float">
            <text:p>0,779570807106229</text:p>
          </table:table-cell>
          <table:table-cell office:value-type="float" office:value="0.947893012061299" calcext:value-type="float">
            <text:p>0,94789301206129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91802106584821" calcext:value-type="float">
            <text:p>0,891802106584821</text:p>
          </table:table-cell>
          <table:table-cell office:value-type="float" office:value="0.735692570270414" calcext:value-type="float">
            <text:p>0,735692570270414</text:p>
          </table:table-cell>
          <table:table-cell office:value-type="float" office:value="0.816388736812512" calcext:value-type="float">
            <text:p>0,816388736812512</text:p>
          </table:table-cell>
          <table:table-cell office:value-type="float" office:value="0.68974397439744" calcext:value-type="float">
            <text:p>0,68974397439744</text:p>
          </table:table-cell>
          <table:table-cell office:value-type="float" office:value="0.91696858899784" calcext:value-type="float">
            <text:p>0,91696858899784</text:p>
          </table:table-cell>
          <table:table-cell office:value-type="float" office:value="0.88285285391771" calcext:value-type="float">
            <text:p>0,8828528539177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96135602678571" calcext:value-type="float">
            <text:p>0,896135602678571</text:p>
          </table:table-cell>
          <table:table-cell office:value-type="float" office:value="0.801984104616425" calcext:value-type="float">
            <text:p>0,801984104616425</text:p>
          </table:table-cell>
          <table:table-cell office:value-type="float" office:value="0.826920841566895" calcext:value-type="float">
            <text:p>0,826920841566895</text:p>
          </table:table-cell>
          <table:table-cell office:value-type="float" office:value="0.704914783987317" calcext:value-type="float">
            <text:p>0,704914783987317</text:p>
          </table:table-cell>
          <table:table-cell office:value-type="float" office:value="0.853458100893768" calcext:value-type="float">
            <text:p>0,853458100893768</text:p>
          </table:table-cell>
          <table:table-cell office:value-type="float" office:value="0.913628205443414" calcext:value-type="float">
            <text:p>0,91362820544341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8555385044643" calcext:value-type="float">
            <text:p>0,858555385044643</text:p>
          </table:table-cell>
          <table:table-cell office:value-type="float" office:value="0.6397739599889" calcext:value-type="float">
            <text:p>0,6397739599889</text:p>
          </table:table-cell>
          <table:table-cell office:value-type="float" office:value="0.757670819515401" calcext:value-type="float">
            <text:p>0,757670819515401</text:p>
          </table:table-cell>
          <table:table-cell office:value-type="float" office:value="0.609879274686162" calcext:value-type="float">
            <text:p>0,609879274686162</text:p>
          </table:table-cell>
          <table:table-cell office:value-type="float" office:value="0.928835659085082" calcext:value-type="float">
            <text:p>0,928835659085082</text:p>
          </table:table-cell>
          <table:table-cell office:value-type="float" office:value="0.836596669909023" calcext:value-type="float">
            <text:p>0,83659666990902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77920968191964" calcext:value-type="float">
            <text:p>0,877920968191964</text:p>
          </table:table-cell>
          <table:table-cell office:value-type="float" office:value="0.883485616806487" calcext:value-type="float">
            <text:p>0,883485616806487</text:p>
          </table:table-cell>
          <table:table-cell office:value-type="float" office:value="0.843764994699548" calcext:value-type="float">
            <text:p>0,843764994699548</text:p>
          </table:table-cell>
          <table:table-cell office:value-type="float" office:value="0.729752161828289" calcext:value-type="float">
            <text:p>0,729752161828289</text:p>
          </table:table-cell>
          <table:table-cell office:value-type="float" office:value="0.807462304045107" calcext:value-type="float">
            <text:p>0,807462304045107</text:p>
          </table:table-cell>
          <table:table-cell office:value-type="float" office:value="0.926531694810362" calcext:value-type="float">
            <text:p>0,92653169481036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58494349888393" calcext:value-type="float">
            <text:p>0,858494349888393</text:p>
          </table:table-cell>
          <table:table-cell office:value-type="float" office:value="0.838914352816395" calcext:value-type="float">
            <text:p>0,838914352816395</text:p>
          </table:table-cell>
          <table:table-cell office:value-type="float" office:value="0.845165291227401" calcext:value-type="float">
            <text:p>0,845165291227401</text:p>
          </table:table-cell>
          <table:table-cell office:value-type="float" office:value="0.731849575361026" calcext:value-type="float">
            <text:p>0,731849575361026</text:p>
          </table:table-cell>
          <table:table-cell office:value-type="float" office:value="0.851510083242017" calcext:value-type="float">
            <text:p>0,851510083242017</text:p>
          </table:table-cell>
          <table:table-cell office:value-type="float" office:value="0.86429129900592" calcext:value-type="float">
            <text:p>0,8642912990059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51414271763393" calcext:value-type="float">
            <text:p>0,851414271763393</text:p>
          </table:table-cell>
          <table:table-cell office:value-type="float" office:value="0.876995603403601" calcext:value-type="float">
            <text:p>0,876995603403601</text:p>
          </table:table-cell>
          <table:table-cell office:value-type="float" office:value="0.860277297213089" calcext:value-type="float">
            <text:p>0,860277297213089</text:p>
          </table:table-cell>
          <table:table-cell office:value-type="float" office:value="0.754812811142125" calcext:value-type="float">
            <text:p>0,754812811142125</text:p>
          </table:table-cell>
          <table:table-cell office:value-type="float" office:value="0.84418447476828" calcext:value-type="float">
            <text:p>0,84418447476828</text:p>
          </table:table-cell>
          <table:table-cell office:value-type="float" office:value="0.859964981729598" calcext:value-type="float">
            <text:p>0,85996498172959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746337890625" calcext:value-type="float">
            <text:p>0,83746337890625</text:p>
          </table:table-cell>
          <table:table-cell office:value-type="float" office:value="0.627463036158688" calcext:value-type="float">
            <text:p>0,627463036158688</text:p>
          </table:table-cell>
          <table:table-cell office:value-type="float" office:value="0.69690909386534" calcext:value-type="float">
            <text:p>0,69690909386534</text:p>
          </table:table-cell>
          <table:table-cell office:value-type="float" office:value="0.534812337791974" calcext:value-type="float">
            <text:p>0,534812337791974</text:p>
          </table:table-cell>
          <table:table-cell office:value-type="float" office:value="0.783640485593096" calcext:value-type="float">
            <text:p>0,783640485593096</text:p>
          </table:table-cell>
          <table:table-cell office:value-type="float" office:value="0.854316464392031" calcext:value-type="float">
            <text:p>0,85431646439203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13199288504464" calcext:value-type="float">
            <text:p>0,913199288504464</text:p>
          </table:table-cell>
          <table:table-cell office:value-type="float" office:value="0.84199353262077" calcext:value-type="float">
            <text:p>0,84199353262077</text:p>
          </table:table-cell>
          <table:table-cell office:value-type="float" office:value="0.872657499200512" calcext:value-type="float">
            <text:p>0,872657499200512</text:p>
          </table:table-cell>
          <table:table-cell office:value-type="float" office:value="0.774083739929649" calcext:value-type="float">
            <text:p>0,774083739929649</text:p>
          </table:table-cell>
          <table:table-cell office:value-type="float" office:value="0.905639337298216" calcext:value-type="float">
            <text:p>0,905639337298216</text:p>
          </table:table-cell>
          <table:table-cell office:value-type="float" office:value="0.916896032405484" calcext:value-type="float">
            <text:p>0,91689603240548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7560337611607" calcext:value-type="float">
            <text:p>0,847560337611607</text:p>
          </table:table-cell>
          <table:table-cell office:value-type="float" office:value="0.66843764740932" calcext:value-type="float">
            <text:p>0,66843764740932</text:p>
          </table:table-cell>
          <table:table-cell office:value-type="float" office:value="0.754903197768151" calcext:value-type="float">
            <text:p>0,754903197768151</text:p>
          </table:table-cell>
          <table:table-cell office:value-type="float" office:value="0.606300808431103" calcext:value-type="float">
            <text:p>0,606300808431103</text:p>
          </table:table-cell>
          <table:table-cell office:value-type="float" office:value="0.867061702949891" calcext:value-type="float">
            <text:p>0,867061702949891</text:p>
          </table:table-cell>
          <table:table-cell office:value-type="float" office:value="0.840319957912861" calcext:value-type="float">
            <text:p>0,84031995791286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9505789620536" calcext:value-type="float">
            <text:p>0,859505789620536</text:p>
          </table:table-cell>
          <table:table-cell office:value-type="float" office:value="0.666825351486877" calcext:value-type="float">
            <text:p>0,666825351486877</text:p>
          </table:table-cell>
          <table:table-cell office:value-type="float" office:value="0.722834781112927" calcext:value-type="float">
            <text:p>0,722834781112927</text:p>
          </table:table-cell>
          <table:table-cell office:value-type="float" office:value="0.565968106885034" calcext:value-type="float">
            <text:p>0,565968106885034</text:p>
          </table:table-cell>
          <table:table-cell office:value-type="float" office:value="0.789115901750169" calcext:value-type="float">
            <text:p>0,789115901750169</text:p>
          </table:table-cell>
          <table:table-cell office:value-type="float" office:value="0.880788535350094" calcext:value-type="float">
            <text:p>0,88078853535009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97181919642857" calcext:value-type="float">
            <text:p>0,897181919642857</text:p>
          </table:table-cell>
          <table:table-cell office:value-type="float" office:value="0.669611050527081" calcext:value-type="float">
            <text:p>0,669611050527081</text:p>
          </table:table-cell>
          <table:table-cell office:value-type="float" office:value="0.757535880248386" calcext:value-type="float">
            <text:p>0,757535880248386</text:p>
          </table:table-cell>
          <table:table-cell office:value-type="float" office:value="0.609704431867077" calcext:value-type="float">
            <text:p>0,609704431867077</text:p>
          </table:table-cell>
          <table:table-cell office:value-type="float" office:value="0.872041280060595" calcext:value-type="float">
            <text:p>0,872041280060595</text:p>
          </table:table-cell>
          <table:table-cell office:value-type="float" office:value="0.902857936813304" calcext:value-type="float">
            <text:p>0,90285793681330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28955078125" calcext:value-type="float">
            <text:p>0,8428955078125</text:p>
          </table:table-cell>
          <table:table-cell office:value-type="float" office:value="0.573603103615497" calcext:value-type="float">
            <text:p>0,573603103615497</text:p>
          </table:table-cell>
          <table:table-cell office:value-type="float" office:value="0.702673267326733" calcext:value-type="float">
            <text:p>0,702673267326733</text:p>
          </table:table-cell>
          <table:table-cell office:value-type="float" office:value="0.541631687399832" calcext:value-type="float">
            <text:p>0,541631687399832</text:p>
          </table:table-cell>
          <table:table-cell office:value-type="float" office:value="0.906694489396133" calcext:value-type="float">
            <text:p>0,906694489396133</text:p>
          </table:table-cell>
          <table:table-cell office:value-type="float" office:value="0.826469749797163" calcext:value-type="float">
            <text:p>0,8264697497971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77608889625186" calcext:value-type="float">
            <text:p>0,877608889625186</text:p>
          </table:table-cell>
          <table:table-cell table:style-name="ce3" table:formula="of:=AVERAGE([.D2:.D25])" office:value-type="float" office:value="0.795656404187891" calcext:value-type="float">
            <text:p>0,795656404187891</text:p>
          </table:table-cell>
          <table:table-cell table:style-name="ce3" table:formula="of:=AVERAGE([.E2:.E25])" office:value-type="float" office:value="0.815461022798649" calcext:value-type="float">
            <text:p>0,815461022798649</text:p>
          </table:table-cell>
          <table:table-cell table:style-name="ce3" table:formula="of:=AVERAGE([.F2:.F25])" office:value-type="float" office:value="0.692129114388741" calcext:value-type="float">
            <text:p>0,692129114388741</text:p>
          </table:table-cell>
          <table:table-cell table:style-name="ce3" table:formula="of:=AVERAGE([.G2:.G25])" office:value-type="float" office:value="0.847509180679544" calcext:value-type="float">
            <text:p>0,847509180679544</text:p>
          </table:table-cell>
          <table:table-cell table:style-name="ce3" table:formula="of:=AVERAGE([.H2:.H25])" office:value-type="float" office:value="0.895000547529522" calcext:value-type="float">
            <text:p>0,89500054752952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9075869605655" calcext:value-type="float">
            <text:p>0,889075869605655</text:p>
          </table:table-cell>
          <table:table-cell table:formula="of:=AVERAGE([.D8:.D13])" office:value-type="float" office:value="0.843737736379305" calcext:value-type="float">
            <text:p>0,843737736379305</text:p>
          </table:table-cell>
          <table:table-cell table:formula="of:=AVERAGE([.E8:.E13])" office:value-type="float" office:value="0.82213738993336" calcext:value-type="float">
            <text:p>0,82213738993336</text:p>
          </table:table-cell>
          <table:table-cell table:formula="of:=AVERAGE([.F8:.F13])" office:value-type="float" office:value="0.699429819366364" calcext:value-type="float">
            <text:p>0,699429819366364</text:p>
          </table:table-cell>
          <table:table-cell table:formula="of:=AVERAGE([.G8:.G13])" office:value-type="float" office:value="0.807439132984295" calcext:value-type="float">
            <text:p>0,807439132984295</text:p>
          </table:table-cell>
          <table:table-cell table:formula="of:=AVERAGE([.H8:.H13])" office:value-type="float" office:value="0.933968068309388" calcext:value-type="float">
            <text:p>0,93396806830938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2671537853423" calcext:value-type="float">
            <text:p>0,882671537853423</text:p>
          </table:table-cell>
          <table:table-cell table:formula="of:=AVERAGE([.D2:.D7])" office:value-type="float" office:value="0.86809122541885" calcext:value-type="float">
            <text:p>0,86809122541885</text:p>
          </table:table-cell>
          <table:table-cell table:formula="of:=AVERAGE([.E2:.E7])" office:value-type="float" office:value="0.863423084501752" calcext:value-type="float">
            <text:p>0,863423084501752</text:p>
          </table:table-cell>
          <table:table-cell table:formula="of:=AVERAGE([.F2:.F7])" office:value-type="float" office:value="0.760177689237427" calcext:value-type="float">
            <text:p>0,760177689237427</text:p>
          </table:table-cell>
          <table:table-cell table:formula="of:=AVERAGE([.G2:.G7])" office:value-type="float" office:value="0.861495521720516" calcext:value-type="float">
            <text:p>0,861495521720516</text:p>
          </table:table-cell>
          <table:table-cell table:formula="of:=AVERAGE([.H2:.H7])" office:value-type="float" office:value="0.895115058227537" calcext:value-type="float">
            <text:p>0,89511505822753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2387114025297" calcext:value-type="float">
            <text:p>0,872387114025297</text:p>
          </table:table-cell>
          <table:table-cell table:formula="of:=AVERAGE([.D14:.D19])" office:value-type="float" office:value="0.79614103465037" calcext:value-type="float">
            <text:p>0,79614103465037</text:p>
          </table:table-cell>
          <table:table-cell table:formula="of:=AVERAGE([.E14:.E19])" office:value-type="float" office:value="0.825031330172474" calcext:value-type="float">
            <text:p>0,825031330172474</text:p>
          </table:table-cell>
          <table:table-cell table:formula="of:=AVERAGE([.F14:.F19])" office:value-type="float" office:value="0.703492096900393" calcext:value-type="float">
            <text:p>0,703492096900393</text:p>
          </table:table-cell>
          <table:table-cell table:formula="of:=AVERAGE([.G14:.G19])" office:value-type="float" office:value="0.867069868505349" calcext:value-type="float">
            <text:p>0,867069868505349</text:p>
          </table:table-cell>
          <table:table-cell table:formula="of:=AVERAGE([.H14:.H19])" office:value-type="float" office:value="0.880644284136004" calcext:value-type="float">
            <text:p>0,88064428413600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6301037016369" calcext:value-type="float">
            <text:p>0,866301037016369</text:p>
          </table:table-cell>
          <table:table-cell table:formula="of:=AVERAGE([.D20:.D25])" office:value-type="float" office:value="0.674655620303039" calcext:value-type="float">
            <text:p>0,674655620303039</text:p>
          </table:table-cell>
          <table:table-cell table:formula="of:=AVERAGE([.E20:.E25])" office:value-type="float" office:value="0.751252286587008" calcext:value-type="float">
            <text:p>0,751252286587008</text:p>
          </table:table-cell>
          <table:table-cell table:formula="of:=AVERAGE([.F20:.F25])" office:value-type="float" office:value="0.605416852050778" calcext:value-type="float">
            <text:p>0,605416852050778</text:p>
          </table:table-cell>
          <table:table-cell table:formula="of:=AVERAGE([.G20:.G25])" office:value-type="float" office:value="0.854032199508016" calcext:value-type="float">
            <text:p>0,854032199508016</text:p>
          </table:table-cell>
          <table:table-cell table:formula="of:=AVERAGE([.H20:.H25])" office:value-type="float" office:value="0.870274779445156" calcext:value-type="float">
            <text:p>0,870274779445156</text:p>
          </table:table-cell>
        </table:table-row>
      </table:table>
      <table:table table:name="1-unet_based (basic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064453125" calcext:value-type="float">
            <text:p>0,91064453125</text:p>
          </table:table-cell>
          <table:table-cell office:value-type="float" office:value="0.891816888045541" calcext:value-type="float">
            <text:p>0,891816888045541</text:p>
          </table:table-cell>
          <table:table-cell office:value-type="float" office:value="0.880064602204901" calcext:value-type="float">
            <text:p>0,880064602204901</text:p>
          </table:table-cell>
          <table:table-cell office:value-type="float" office:value="0.785817292620227" calcext:value-type="float">
            <text:p>0,785817292620227</text:p>
          </table:table-cell>
          <table:table-cell office:value-type="float" office:value="0.868618028923902" calcext:value-type="float">
            <text:p>0,868618028923902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6044224330357" calcext:value-type="float">
            <text:p>0,856044224330357</text:p>
          </table:table-cell>
          <table:table-cell office:value-type="float" office:value="0.782982522082315" calcext:value-type="float">
            <text:p>0,782982522082315</text:p>
          </table:table-cell>
          <table:table-cell office:value-type="float" office:value="0.858283261802575" calcext:value-type="float">
            <text:p>0,858283261802575</text:p>
          </table:table-cell>
          <table:table-cell office:value-type="float" office:value="0.751747988873017" calcext:value-type="float">
            <text:p>0,75174798887301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76644100580271" calcext:value-type="float">
            <text:p>0,77664410058027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7932826450893" calcext:value-type="float">
            <text:p>0,907932826450893</text:p>
          </table:table-cell>
          <table:table-cell office:value-type="float" office:value="0.834718292601421" calcext:value-type="float">
            <text:p>0,834718292601421</text:p>
          </table:table-cell>
          <table:table-cell office:value-type="float" office:value="0.876495701503012" calcext:value-type="float">
            <text:p>0,876495701503012</text:p>
          </table:table-cell>
          <table:table-cell office:value-type="float" office:value="0.78014450205093" calcext:value-type="float">
            <text:p>0,78014450205093</text:p>
          </table:table-cell>
          <table:table-cell office:value-type="float" office:value="0.922675334909378" calcext:value-type="float">
            <text:p>0,922675334909378</text:p>
          </table:table-cell>
          <table:table-cell office:value-type="float" office:value="0.89985151187905" calcext:value-type="float">
            <text:p>0,8998515118790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8818010602679" calcext:value-type="float">
            <text:p>0,868818010602679</text:p>
          </table:table-cell>
          <table:table-cell office:value-type="float" office:value="0.786510942760943" calcext:value-type="float">
            <text:p>0,786510942760943</text:p>
          </table:table-cell>
          <table:table-cell office:value-type="float" office:value="0.856365458971789" calcext:value-type="float">
            <text:p>0,856365458971789</text:p>
          </table:table-cell>
          <table:table-cell office:value-type="float" office:value="0.748810418231906" calcext:value-type="float">
            <text:p>0,748810418231906</text:p>
          </table:table-cell>
          <table:table-cell office:value-type="float" office:value="0.939837807254668" calcext:value-type="float">
            <text:p>0,939837807254668</text:p>
          </table:table-cell>
          <table:table-cell office:value-type="float" office:value="0.818208968596473" calcext:value-type="float">
            <text:p>0,81820896859647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5151715959821" calcext:value-type="float">
            <text:p>0,825151715959821</text:p>
          </table:table-cell>
          <table:table-cell office:value-type="float" office:value="0.756904240042325" calcext:value-type="float">
            <text:p>0,756904240042325</text:p>
          </table:table-cell>
          <table:table-cell office:value-type="float" office:value="0.833168329187431" calcext:value-type="float">
            <text:p>0,833168329187431</text:p>
          </table:table-cell>
          <table:table-cell office:value-type="float" office:value="0.714043293500271" calcext:value-type="float">
            <text:p>0,714043293500271</text:p>
          </table:table-cell>
          <table:table-cell office:value-type="float" office:value="0.926522833246984" calcext:value-type="float">
            <text:p>0,926522833246984</text:p>
          </table:table-cell>
          <table:table-cell office:value-type="float" office:value="0.734813007057582" calcext:value-type="float">
            <text:p>0,73481300705758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4072614397321" calcext:value-type="float">
            <text:p>0,844072614397321</text:p>
          </table:table-cell>
          <table:table-cell office:value-type="float" office:value="0.812577274189997" calcext:value-type="float">
            <text:p>0,812577274189997</text:p>
          </table:table-cell>
          <table:table-cell office:value-type="float" office:value="0.842906963465306" calcext:value-type="float">
            <text:p>0,842906963465306</text:p>
          </table:table-cell>
          <table:table-cell office:value-type="float" office:value="0.728469480716672" calcext:value-type="float">
            <text:p>0,728469480716672</text:p>
          </table:table-cell>
          <table:table-cell office:value-type="float" office:value="0.875588568091397" calcext:value-type="float">
            <text:p>0,875588568091397</text:p>
          </table:table-cell>
          <table:table-cell office:value-type="float" office:value="0.81524025778876" calcext:value-type="float">
            <text:p>0,8152402577887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3395647321429" calcext:value-type="float">
            <text:p>0,873395647321429</text:p>
          </table:table-cell>
          <table:table-cell office:value-type="float" office:value="0.639322671683913" calcext:value-type="float">
            <text:p>0,639322671683913</text:p>
          </table:table-cell>
          <table:table-cell office:value-type="float" office:value="0.737413194444444" calcext:value-type="float">
            <text:p>0,737413194444444</text:p>
          </table:table-cell>
          <table:table-cell office:value-type="float" office:value="0.584049501546923" calcext:value-type="float">
            <text:p>0,584049501546923</text:p>
          </table:table-cell>
          <table:table-cell office:value-type="float" office:value="0.871058702896693" calcext:value-type="float">
            <text:p>0,871058702896693</text:p>
          </table:table-cell>
          <table:table-cell office:value-type="float" office:value="0.873994873030827" calcext:value-type="float">
            <text:p>0,87399487303082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6542271205357" calcext:value-type="float">
            <text:p>0,866542271205357</text:p>
          </table:table-cell>
          <table:table-cell office:value-type="float" office:value="0.803075872954928" calcext:value-type="float">
            <text:p>0,803075872954928</text:p>
          </table:table-cell>
          <table:table-cell office:value-type="float" office:value="0.831067061056907" calcext:value-type="float">
            <text:p>0,831067061056907</text:p>
          </table:table-cell>
          <table:table-cell office:value-type="float" office:value="0.710962137664054" calcext:value-type="float">
            <text:p>0,710962137664054</text:p>
          </table:table-cell>
          <table:table-cell office:value-type="float" office:value="0.861079980788144" calcext:value-type="float">
            <text:p>0,861079980788144</text:p>
          </table:table-cell>
          <table:table-cell office:value-type="float" office:value="0.869907700979356" calcext:value-type="float">
            <text:p>0,86990770097935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6324288504464" calcext:value-type="float">
            <text:p>0,866324288504464</text:p>
          </table:table-cell>
          <table:table-cell office:value-type="float" office:value="0.868139883299164" calcext:value-type="float">
            <text:p>0,868139883299164</text:p>
          </table:table-cell>
          <table:table-cell office:value-type="float" office:value="0.851744045489271" calcext:value-type="float">
            <text:p>0,851744045489271</text:p>
          </table:table-cell>
          <table:table-cell office:value-type="float" office:value="0.741771938689574" calcext:value-type="float">
            <text:p>0,741771938689574</text:p>
          </table:table-cell>
          <table:table-cell office:value-type="float" office:value="0.835956037280993" calcext:value-type="float">
            <text:p>0,835956037280993</text:p>
          </table:table-cell>
          <table:table-cell office:value-type="float" office:value="0.892125082651959" calcext:value-type="float">
            <text:p>0,89212508265195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8749302455357" calcext:value-type="float">
            <text:p>0,878749302455357</text:p>
          </table:table-cell>
          <table:table-cell office:value-type="float" office:value="0.783110997638348" calcext:value-type="float">
            <text:p>0,783110997638348</text:p>
          </table:table-cell>
          <table:table-cell office:value-type="float" office:value="0.841110603290676" calcext:value-type="float">
            <text:p>0,841110603290676</text:p>
          </table:table-cell>
          <table:table-cell office:value-type="float" office:value="0.725790231301639" calcext:value-type="float">
            <text:p>0,725790231301639</text:p>
          </table:table-cell>
          <table:table-cell office:value-type="float" office:value="0.908388657173178" calcext:value-type="float">
            <text:p>0,908388657173178</text:p>
          </table:table-cell>
          <table:table-cell office:value-type="float" office:value="0.862557133034017" calcext:value-type="float">
            <text:p>0,86255713303401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06537737165179" calcext:value-type="float">
            <text:p>0,906537737165179</text:p>
          </table:table-cell>
          <table:table-cell office:value-type="float" office:value="0.720433639947438" calcext:value-type="float">
            <text:p>0,720433639947438</text:p>
          </table:table-cell>
          <table:table-cell office:value-type="float" office:value="0.818214194861358" calcext:value-type="float">
            <text:p>0,818214194861358</text:p>
          </table:table-cell>
          <table:table-cell office:value-type="float" office:value="0.692354055450319" calcext:value-type="float">
            <text:p>0,692354055450319</text:p>
          </table:table-cell>
          <table:table-cell office:value-type="float" office:value="0.946705388328559" calcext:value-type="float">
            <text:p>0,946705388328559</text:p>
          </table:table-cell>
          <table:table-cell office:value-type="float" office:value="0.895064288676898" calcext:value-type="float">
            <text:p>0,89506428867689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7188546316964" calcext:value-type="float">
            <text:p>0,877188546316964</text:p>
          </table:table-cell>
          <table:table-cell office:value-type="float" office:value="0.818886689291101" calcext:value-type="float">
            <text:p>0,818886689291101</text:p>
          </table:table-cell>
          <table:table-cell office:value-type="float" office:value="0.831476806374807" calcext:value-type="float">
            <text:p>0,831476806374807</text:p>
          </table:table-cell>
          <table:table-cell office:value-type="float" office:value="0.711562090432503" calcext:value-type="float">
            <text:p>0,711562090432503</text:p>
          </table:table-cell>
          <table:table-cell office:value-type="float" office:value="0.844460106447615" calcext:value-type="float">
            <text:p>0,844460106447615</text:p>
          </table:table-cell>
          <table:table-cell office:value-type="float" office:value="0.895500469126066" calcext:value-type="float">
            <text:p>0,89550046912606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7080775669643" calcext:value-type="float">
            <text:p>0,847080775669643</text:p>
          </table:table-cell>
          <table:table-cell office:value-type="float" office:value="0.637356862916822" calcext:value-type="float">
            <text:p>0,637356862916822</text:p>
          </table:table-cell>
          <table:table-cell office:value-type="float" office:value="0.7684996964017" calcext:value-type="float">
            <text:p>0,7684996964017</text:p>
          </table:table-cell>
          <table:table-cell office:value-type="float" office:value="0.624035328417081" calcext:value-type="float">
            <text:p>0,624035328417081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04226800468068" calcext:value-type="float">
            <text:p>0,80422680046806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3587472098214" calcext:value-type="float">
            <text:p>0,873587472098214</text:p>
          </table:table-cell>
          <table:table-cell office:value-type="float" office:value="0.72253188474256" calcext:value-type="float">
            <text:p>0,72253188474256</text:p>
          </table:table-cell>
          <table:table-cell office:value-type="float" office:value="0.808435295050342" calcext:value-type="float">
            <text:p>0,808435295050342</text:p>
          </table:table-cell>
          <table:table-cell office:value-type="float" office:value="0.678465291638944" calcext:value-type="float">
            <text:p>0,678465291638944</text:p>
          </table:table-cell>
          <table:table-cell office:value-type="float" office:value="0.91752144442445" calcext:value-type="float">
            <text:p>0,91752144442445</text:p>
          </table:table-cell>
          <table:table-cell office:value-type="float" office:value="0.855579868708971" calcext:value-type="float">
            <text:p>0,85557986870897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5123465401786" calcext:value-type="float">
            <text:p>0,805123465401786</text:p>
          </table:table-cell>
          <table:table-cell office:value-type="float" office:value="0.551765222298865" calcext:value-type="float">
            <text:p>0,551765222298865</text:p>
          </table:table-cell>
          <table:table-cell office:value-type="float" office:value="0.702571063557969" calcext:value-type="float">
            <text:p>0,702571063557969</text:p>
          </table:table-cell>
          <table:table-cell office:value-type="float" office:value="0.541510246784418" calcext:value-type="float">
            <text:p>0,541510246784418</text:p>
          </table:table-cell>
          <table:table-cell office:value-type="float" office:value="0.96681683331502" calcext:value-type="float">
            <text:p>0,96681683331502</text:p>
          </table:table-cell>
          <table:table-cell office:value-type="float" office:value="0.754603192767637" calcext:value-type="float">
            <text:p>0,75460319276763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56471470424107" calcext:value-type="float">
            <text:p>0,856471470424107</text:p>
          </table:table-cell>
          <table:table-cell office:value-type="float" office:value="0.801829207674719" calcext:value-type="float">
            <text:p>0,801829207674719</text:p>
          </table:table-cell>
          <table:table-cell office:value-type="float" office:value="0.830503413408569" calcext:value-type="float">
            <text:p>0,830503413408569</text:p>
          </table:table-cell>
          <table:table-cell office:value-type="float" office:value="0.710137526633679" calcext:value-type="float">
            <text:p>0,710137526633679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53137064214776" calcext:value-type="float">
            <text:p>0,85313706421477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4481375558036" calcext:value-type="float">
            <text:p>0,834481375558036</text:p>
          </table:table-cell>
          <table:table-cell office:value-type="float" office:value="0.764170558505534" calcext:value-type="float">
            <text:p>0,764170558505534</text:p>
          </table:table-cell>
          <table:table-cell office:value-type="float" office:value="0.834268951729075" calcext:value-type="float">
            <text:p>0,834268951729075</text:p>
          </table:table-cell>
          <table:table-cell office:value-type="float" office:value="0.715661603906414" calcext:value-type="float">
            <text:p>0,715661603906414</text:p>
          </table:table-cell>
          <table:table-cell office:value-type="float" office:value="0.918526635523002" calcext:value-type="float">
            <text:p>0,918526635523002</text:p>
          </table:table-cell>
          <table:table-cell office:value-type="float" office:value="0.764723715913261" calcext:value-type="float">
            <text:p>0,764723715913261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3853585379464" calcext:value-type="float">
            <text:p>0,833853585379464</text:p>
          </table:table-cell>
          <table:table-cell office:value-type="float" office:value="0.80743161289402" calcext:value-type="float">
            <text:p>0,80743161289402</text:p>
          </table:table-cell>
          <table:table-cell office:value-type="float" office:value="0.855887402343011" calcext:value-type="float">
            <text:p>0,855887402343011</text:p>
          </table:table-cell>
          <table:table-cell office:value-type="float" office:value="0.748079694337577" calcext:value-type="float">
            <text:p>0,748079694337577</text:p>
          </table:table-cell>
          <table:table-cell office:value-type="float" office:value="0.910530381050464" calcext:value-type="float">
            <text:p>0,910530381050464</text:p>
          </table:table-cell>
          <table:table-cell office:value-type="float" office:value="0.743167630937881" calcext:value-type="float">
            <text:p>0,74316763093788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84633091517857" calcext:value-type="float">
            <text:p>0,784633091517857</text:p>
          </table:table-cell>
          <table:table-cell office:value-type="float" office:value="0.529253203711887" calcext:value-type="float">
            <text:p>0,529253203711887</text:p>
          </table:table-cell>
          <table:table-cell office:value-type="float" office:value="0.659817100044072" calcext:value-type="float">
            <text:p>0,659817100044072</text:p>
          </table:table-cell>
          <table:table-cell office:value-type="float" office:value="0.492333621079459" calcext:value-type="float">
            <text:p>0,492333621079459</text:p>
          </table:table-cell>
          <table:table-cell office:value-type="float" office:value="0.875895860757642" calcext:value-type="float">
            <text:p>0,875895860757642</text:p>
          </table:table-cell>
          <table:table-cell office:value-type="float" office:value="0.756056789558049" calcext:value-type="float">
            <text:p>0,75605678955804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2610909598214" calcext:value-type="float">
            <text:p>0,872610909598214</text:p>
          </table:table-cell>
          <table:table-cell office:value-type="float" office:value="0.735081779989395" calcext:value-type="float">
            <text:p>0,735081779989395</text:p>
          </table:table-cell>
          <table:table-cell office:value-type="float" office:value="0.831484001937761" calcext:value-type="float">
            <text:p>0,831484001937761</text:p>
          </table:table-cell>
          <table:table-cell office:value-type="float" office:value="0.711572629999605" calcext:value-type="float">
            <text:p>0,711572629999605</text:p>
          </table:table-cell>
          <table:table-cell office:value-type="float" office:value="0.956988105352591" calcext:value-type="float">
            <text:p>0,956988105352591</text:p>
          </table:table-cell>
          <table:table-cell office:value-type="float" office:value="0.831351267137516" calcext:value-type="float">
            <text:p>0,83135126713751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2289690290179" calcext:value-type="float">
            <text:p>0,802289690290179</text:p>
          </table:table-cell>
          <table:table-cell office:value-type="float" office:value="0.585547680807173" calcext:value-type="float">
            <text:p>0,585547680807173</text:p>
          </table:table-cell>
          <table:table-cell office:value-type="float" office:value="0.716608551110445" calcext:value-type="float">
            <text:p>0,716608551110445</text:p>
          </table:table-cell>
          <table:table-cell office:value-type="float" office:value="0.558370987846681" calcext:value-type="float">
            <text:p>0,558370987846681</text:p>
          </table:table-cell>
          <table:table-cell office:value-type="float" office:value="0.923257761174804" calcext:value-type="float">
            <text:p>0,923257761174804</text:p>
          </table:table-cell>
          <table:table-cell office:value-type="float" office:value="0.757377205987852" calcext:value-type="float">
            <text:p>0,75737720598785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2666713169643" calcext:value-type="float">
            <text:p>0,822666713169643</text:p>
          </table:table-cell>
          <table:table-cell office:value-type="float" office:value="0.580793544739682" calcext:value-type="float">
            <text:p>0,580793544739682</text:p>
          </table:table-cell>
          <table:table-cell office:value-type="float" office:value="0.689685688129387" calcext:value-type="float">
            <text:p>0,689685688129387</text:p>
          </table:table-cell>
          <table:table-cell office:value-type="float" office:value="0.526351335615641" calcext:value-type="float">
            <text:p>0,526351335615641</text:p>
          </table:table-cell>
          <table:table-cell office:value-type="float" office:value="0.848831968752347" calcext:value-type="float">
            <text:p>0,848831968752347</text:p>
          </table:table-cell>
          <table:table-cell office:value-type="float" office:value="0.814755513161182" calcext:value-type="float">
            <text:p>0,81475551316118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4674246651786" calcext:value-type="float">
            <text:p>0,844674246651786</text:p>
          </table:table-cell>
          <table:table-cell office:value-type="float" office:value="0.546402736499748" calcext:value-type="float">
            <text:p>0,546402736499748</text:p>
          </table:table-cell>
          <table:table-cell office:value-type="float" office:value="0.686318013734813" calcext:value-type="float">
            <text:p>0,686318013734813</text:p>
          </table:table-cell>
          <table:table-cell office:value-type="float" office:value="0.522438475148786" calcext:value-type="float">
            <text:p>0,522438475148786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27091616433671" calcext:value-type="float">
            <text:p>0,82709161643367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95479910714286" calcext:value-type="float">
            <text:p>0,795479910714286</text:p>
          </table:table-cell>
          <table:table-cell office:value-type="float" office:value="0.500296451701177" calcext:value-type="float">
            <text:p>0,500296451701177</text:p>
          </table:table-cell>
          <table:table-cell office:value-type="float" office:value="0.651647013395907" calcext:value-type="float">
            <text:p>0,651647013395907</text:p>
          </table:table-cell>
          <table:table-cell office:value-type="float" office:value="0.483291111355876" calcext:value-type="float">
            <text:p>0,483291111355876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59741683661163" calcext:value-type="float">
            <text:p>0,7597416836611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52264767601376" calcext:value-type="float">
            <text:p>0,852264767601376</text:p>
          </table:table-cell>
          <table:table-cell table:style-name="ce3" table:formula="of:=AVERAGE([.D2:.D25])" office:value-type="float" office:value="0.719205860875792" calcext:value-type="float">
            <text:p>0,719205860875792</text:p>
          </table:table-cell>
          <table:table-cell table:style-name="ce3" table:formula="of:=AVERAGE([.E2:.E25])" office:value-type="float" office:value="0.795584850562314" calcext:value-type="float">
            <text:p>0,795584850562314</text:p>
          </table:table-cell>
          <table:table-cell table:style-name="ce3" table:formula="of:=AVERAGE([.F2:.F25])" office:value-type="float" office:value="0.666157115993425" calcext:value-type="float">
            <text:p>0,666157115993425</text:p>
          </table:table-cell>
          <table:table-cell table:style-name="ce3" table:formula="of:=AVERAGE([.G2:.G25])" office:value-type="float" office:value="0.906442005721519" calcext:value-type="float">
            <text:p>0,906442005721519</text:p>
          </table:table-cell>
          <table:table-cell table:style-name="ce3" table:formula="of:=AVERAGE([.H2:.H25])" office:value-type="float" office:value="0.824660082492651" calcext:value-type="float">
            <text:p>0,82466008249265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8122965494792" calcext:value-type="float">
            <text:p>0,878122965494792</text:p>
          </table:table-cell>
          <table:table-cell table:formula="of:=AVERAGE([.D8:.D13])" office:value-type="float" office:value="0.772161625802482" calcext:value-type="float">
            <text:p>0,772161625802482</text:p>
          </table:table-cell>
          <table:table-cell table:formula="of:=AVERAGE([.E8:.E13])" office:value-type="float" office:value="0.818504317586244" calcext:value-type="float">
            <text:p>0,818504317586244</text:p>
          </table:table-cell>
          <table:table-cell table:formula="of:=AVERAGE([.F8:.F13])" office:value-type="float" office:value="0.694414992514169" calcext:value-type="float">
            <text:p>0,694414992514169</text:p>
          </table:table-cell>
          <table:table-cell table:formula="of:=AVERAGE([.G8:.G13])" office:value-type="float" office:value="0.877941478819197" calcext:value-type="float">
            <text:p>0,877941478819197</text:p>
          </table:table-cell>
          <table:table-cell table:formula="of:=AVERAGE([.H8:.H13])" office:value-type="float" office:value="0.881524924583187" calcext:value-type="float">
            <text:p>0,8815249245831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8777320498512" calcext:value-type="float">
            <text:p>0,868777320498512</text:p>
          </table:table-cell>
          <table:table-cell table:formula="of:=AVERAGE([.D2:.D7])" office:value-type="float" office:value="0.810918359953757" calcext:value-type="float">
            <text:p>0,810918359953757</text:p>
          </table:table-cell>
          <table:table-cell table:formula="of:=AVERAGE([.E2:.E7])" office:value-type="float" office:value="0.857880719522502" calcext:value-type="float">
            <text:p>0,857880719522502</text:p>
          </table:table-cell>
          <table:table-cell table:formula="of:=AVERAGE([.F2:.F7])" office:value-type="float" office:value="0.751505495998837" calcext:value-type="float">
            <text:p>0,751505495998837</text:p>
          </table:table-cell>
          <table:table-cell table:formula="of:=AVERAGE([.G2:.G7])" office:value-type="float" office:value="0.913808549084173" calcext:value-type="float">
            <text:p>0,913808549084173</text:p>
          </table:table-cell>
          <table:table-cell table:formula="of:=AVERAGE([.H2:.H7])" office:value-type="float" office:value="0.830146680562413" calcext:value-type="float">
            <text:p>0,8301466805624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1766357421875" calcext:value-type="float">
            <text:p>0,841766357421875</text:p>
          </table:table-cell>
          <table:table-cell table:formula="of:=AVERAGE([.D14:.D19])" office:value-type="float" office:value="0.71418089150542" calcext:value-type="float">
            <text:p>0,71418089150542</text:p>
          </table:table-cell>
          <table:table-cell table:formula="of:=AVERAGE([.E14:.E19])" office:value-type="float" office:value="0.800027637081778" calcext:value-type="float">
            <text:p>0,800027637081778</text:p>
          </table:table-cell>
          <table:table-cell table:formula="of:=AVERAGE([.F14:.F19])" office:value-type="float" office:value="0.669648281953019" calcext:value-type="float">
            <text:p>0,669648281953019</text:p>
          </table:table-cell>
          <table:table-cell table:formula="of:=AVERAGE([.G14:.G19])" office:value-type="float" office:value="0.92371527207537" calcext:value-type="float">
            <text:p>0,92371527207537</text:p>
          </table:table-cell>
          <table:table-cell table:formula="of:=AVERAGE([.H14:.H19])" office:value-type="float" office:value="0.795906378835099" calcext:value-type="float">
            <text:p>0,7959063788350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0392426990327" calcext:value-type="float">
            <text:p>0,820392426990327</text:p>
          </table:table-cell>
          <table:table-cell table:formula="of:=AVERAGE([.D20:.D25])" office:value-type="float" office:value="0.57956256624151" calcext:value-type="float">
            <text:p>0,57956256624151</text:p>
          </table:table-cell>
          <table:table-cell table:formula="of:=AVERAGE([.E20:.E25])" office:value-type="float" office:value="0.705926728058731" calcext:value-type="float">
            <text:p>0,705926728058731</text:p>
          </table:table-cell>
          <table:table-cell table:formula="of:=AVERAGE([.F20:.F25])" office:value-type="float" office:value="0.549059693507675" calcext:value-type="float">
            <text:p>0,549059693507675</text:p>
          </table:table-cell>
          <table:table-cell table:formula="of:=AVERAGE([.G20:.G25])" office:value-type="float" office:value="0.910302722907335" calcext:value-type="float">
            <text:p>0,910302722907335</text:p>
          </table:table-cell>
          <table:table-cell table:formula="of:=AVERAGE([.H20:.H25])" office:value-type="float" office:value="0.791062345989905" calcext:value-type="float">
            <text:p>0,791062345989905</text:p>
          </table:table-cell>
        </table:table-row>
      </table:table>
      <table:table table:name="2-de_oliveira_et_al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35883440290179" calcext:value-type="float">
            <text:p>0,735883440290179</text:p>
          </table:table-cell>
          <table:table-cell office:value-type="float" office:value="0.808801863029324" calcext:value-type="float">
            <text:p>0,808801863029324</text:p>
          </table:table-cell>
          <table:table-cell office:value-type="float" office:value="0.529109083277628" calcext:value-type="float">
            <text:p>0,529109083277628</text:p>
          </table:table-cell>
          <table:table-cell office:value-type="float" office:value="0.359720137817329" calcext:value-type="float">
            <text:p>0,359720137817329</text:p>
          </table:table-cell>
          <table:table-cell office:value-type="float" office:value="0.39315252044541" calcext:value-type="float">
            <text:p>0,39315252044541</text:p>
          </table:table-cell>
          <table:table-cell office:value-type="float" office:value="0.943657040419036" calcext:value-type="float">
            <text:p>0,94365704041903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55571637834821" calcext:value-type="float">
            <text:p>0,755571637834821</text:p>
          </table:table-cell>
          <table:table-cell office:value-type="float" office:value="0.799401561777799" calcext:value-type="float">
            <text:p>0,799401561777799</text:p>
          </table:table-cell>
          <table:table-cell office:value-type="float" office:value="0.700997280145059" calcext:value-type="float">
            <text:p>0,700997280145059</text:p>
          </table:table-cell>
          <table:table-cell office:value-type="float" office:value="0.53964265773311" calcext:value-type="float">
            <text:p>0,53964265773311</text:p>
          </table:table-cell>
          <table:table-cell office:value-type="float" office:value="0.624164260750646" calcext:value-type="float">
            <text:p>0,624164260750646</text:p>
          </table:table-cell>
          <table:table-cell office:value-type="float" office:value="0.867085751128304" calcext:value-type="float">
            <text:p>0,86708575112830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26335797991071" calcext:value-type="float">
            <text:p>0,726335797991071</text:p>
          </table:table-cell>
          <table:table-cell office:value-type="float" office:value="0.679766081871345" calcext:value-type="float">
            <text:p>0,679766081871345</text:p>
          </table:table-cell>
          <table:table-cell office:value-type="float" office:value="0.526306257357602" calcext:value-type="float">
            <text:p>0,526306257357602</text:p>
          </table:table-cell>
          <table:table-cell office:value-type="float" office:value="0.357134078898857" calcext:value-type="float">
            <text:p>0,357134078898857</text:p>
          </table:table-cell>
          <table:table-cell office:value-type="float" office:value="0.429373522458629" calcext:value-type="float">
            <text:p>0,429373522458629</text:p>
          </table:table-cell>
          <table:table-cell office:value-type="float" office:value="0.889119870410367" calcext:value-type="float">
            <text:p>0,88911987041036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3919677734375" calcext:value-type="float">
            <text:p>0,73919677734375</text:p>
          </table:table-cell>
          <table:table-cell office:value-type="float" office:value="0.829424385912992" calcext:value-type="float">
            <text:p>0,829424385912992</text:p>
          </table:table-cell>
          <table:table-cell office:value-type="float" office:value="0.599868901582545" calcext:value-type="float">
            <text:p>0,599868901582545</text:p>
          </table:table-cell>
          <table:table-cell office:value-type="float" office:value="0.428437667201712" calcext:value-type="float">
            <text:p>0,428437667201712</text:p>
          </table:table-cell>
          <table:table-cell office:value-type="float" office:value="0.469835083087111" calcext:value-type="float">
            <text:p>0,469835083087111</text:p>
          </table:table-cell>
          <table:table-cell office:value-type="float" office:value="0.931145190914928" calcext:value-type="float">
            <text:p>0,93114519091492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56870814732143" calcext:value-type="float">
            <text:p>0,756870814732143</text:p>
          </table:table-cell>
          <table:table-cell office:value-type="float" office:value="0.845027697177526" calcext:value-type="float">
            <text:p>0,845027697177526</text:p>
          </table:table-cell>
          <table:table-cell office:value-type="float" office:value="0.696761424190356" calcext:value-type="float">
            <text:p>0,696761424190356</text:p>
          </table:table-cell>
          <table:table-cell office:value-type="float" office:value="0.534638428545203" calcext:value-type="float">
            <text:p>0,534638428545203</text:p>
          </table:table-cell>
          <table:table-cell office:value-type="float" office:value="0.592757752942047" calcext:value-type="float">
            <text:p>0,592757752942047</text:p>
          </table:table-cell>
          <table:table-cell office:value-type="float" office:value="0.903123144911286" calcext:value-type="float">
            <text:p>0,90312314491128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0938197544643" calcext:value-type="float">
            <text:p>0,800938197544643</text:p>
          </table:table-cell>
          <table:table-cell office:value-type="float" office:value="0.84561653907703" calcext:value-type="float">
            <text:p>0,84561653907703</text:p>
          </table:table-cell>
          <table:table-cell office:value-type="float" office:value="0.774040935904034" calcext:value-type="float">
            <text:p>0,774040935904034</text:p>
          </table:table-cell>
          <table:table-cell office:value-type="float" office:value="0.631375841635316" calcext:value-type="float">
            <text:p>0,631375841635316</text:p>
          </table:table-cell>
          <table:table-cell office:value-type="float" office:value="0.713636529547031" calcext:value-type="float">
            <text:p>0,713636529547031</text:p>
          </table:table-cell>
          <table:table-cell office:value-type="float" office:value="0.880806090760343" calcext:value-type="float">
            <text:p>0,88080609076034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6717006138393" calcext:value-type="float">
            <text:p>0,786717006138393</text:p>
          </table:table-cell>
          <table:table-cell office:value-type="float" office:value="0.473931307141092" calcext:value-type="float">
            <text:p>0,473931307141092</text:p>
          </table:table-cell>
          <table:table-cell office:value-type="float" office:value="0.43949497032607" calcext:value-type="float">
            <text:p>0,43949497032607</text:p>
          </table:table-cell>
          <table:table-cell office:value-type="float" office:value="0.281636368975948" calcext:value-type="float">
            <text:p>0,281636368975948</text:p>
          </table:table-cell>
          <table:table-cell office:value-type="float" office:value="0.409724002392549" calcext:value-type="float">
            <text:p>0,409724002392549</text:p>
          </table:table-cell>
          <table:table-cell office:value-type="float" office:value="0.883383361451327" calcext:value-type="float">
            <text:p>0,88338336145132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24105398995536" calcext:value-type="float">
            <text:p>0,824105398995536</text:p>
          </table:table-cell>
          <table:table-cell office:value-type="float" office:value="0.878787878787879" calcext:value-type="float">
            <text:p>0,878787878787879</text:p>
          </table:table-cell>
          <table:table-cell office:value-type="float" office:value="0.73033993236108" calcext:value-type="float">
            <text:p>0,73033993236108</text:p>
          </table:table-cell>
          <table:table-cell office:value-type="float" office:value="0.575224779431892" calcext:value-type="float">
            <text:p>0,575224779431892</text:p>
          </table:table-cell>
          <table:table-cell office:value-type="float" office:value="0.624797017587997" calcext:value-type="float">
            <text:p>0,624797017587997</text:p>
          </table:table-cell>
          <table:table-cell office:value-type="float" office:value="0.946903403086028" calcext:value-type="float">
            <text:p>0,94690340308602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749319893973214" calcext:value-type="float">
            <text:p>0,749319893973214</text:p>
          </table:table-cell>
          <table:table-cell office:value-type="float" office:value="0.87626175277507" calcext:value-type="float">
            <text:p>0,87626175277507</text:p>
          </table:table-cell>
          <table:table-cell office:value-type="float" office:value="0.659690821713501" calcext:value-type="float">
            <text:p>0,659690821713501</text:p>
          </table:table-cell>
          <table:table-cell office:value-type="float" office:value="0.492193019641091" calcext:value-type="float">
            <text:p>0,492193019641091</text:p>
          </table:table-cell>
          <table:table-cell office:value-type="float" office:value="0.528957309086768" calcext:value-type="float">
            <text:p>0,528957309086768</text:p>
          </table:table-cell>
          <table:table-cell office:value-type="float" office:value="0.936539422968374" calcext:value-type="float">
            <text:p>0,93653942296837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31202915736607" calcext:value-type="float">
            <text:p>0,831202915736607</text:p>
          </table:table-cell>
          <table:table-cell office:value-type="float" office:value="0.906079680663238" calcext:value-type="float">
            <text:p>0,906079680663238</text:p>
          </table:table-cell>
          <table:table-cell office:value-type="float" office:value="0.709206435041233" calcext:value-type="float">
            <text:p>0,709206435041233</text:p>
          </table:table-cell>
          <table:table-cell office:value-type="float" office:value="0.549434436531211" calcext:value-type="float">
            <text:p>0,549434436531211</text:p>
          </table:table-cell>
          <table:table-cell office:value-type="float" office:value="0.582615563069177" calcext:value-type="float">
            <text:p>0,582615563069177</text:p>
          </table:table-cell>
          <table:table-cell office:value-type="float" office:value="0.967007779530532" calcext:value-type="float">
            <text:p>0,96700777953053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307041713169643" calcext:value-type="float">
            <text:p>0,307041713169643</text:p>
          </table:table-cell>
          <table:table-cell office:value-type="float" office:value="0.212983340243889" calcext:value-type="float">
            <text:p>0,212983340243889</text:p>
          </table:table-cell>
          <table:table-cell office:value-type="float" office:value="0.335168144554124" calcext:value-type="float">
            <text:p>0,335168144554124</text:p>
          </table:table-cell>
          <table:table-cell office:value-type="float" office:value="0.201322520023717" calcext:value-type="float">
            <text:p>0,201322520023717</text:p>
          </table:table-cell>
          <table:table-cell office:value-type="float" office:value="0.786193634472744" calcext:value-type="float">
            <text:p>0,786193634472744</text:p>
          </table:table-cell>
          <table:table-cell office:value-type="float" office:value="0.17017722824442" calcext:value-type="float">
            <text:p>0,1701772282444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255615234375" calcext:value-type="float">
            <text:p>0,8255615234375</text:p>
          </table:table-cell>
          <table:table-cell office:value-type="float" office:value="0.872135187466995" calcext:value-type="float">
            <text:p>0,872135187466995</text:p>
          </table:table-cell>
          <table:table-cell office:value-type="float" office:value="0.712359098228663" calcext:value-type="float">
            <text:p>0,712359098228663</text:p>
          </table:table-cell>
          <table:table-cell office:value-type="float" office:value="0.553228075660466" calcext:value-type="float">
            <text:p>0,553228075660466</text:p>
          </table:table-cell>
          <table:table-cell office:value-type="float" office:value="0.602060903589569" calcext:value-type="float">
            <text:p>0,602060903589569</text:p>
          </table:table-cell>
          <table:table-cell office:value-type="float" office:value="0.950612583456847" calcext:value-type="float">
            <text:p>0,95061258345684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32901436941964" calcext:value-type="float">
            <text:p>0,732901436941964</text:p>
          </table:table-cell>
          <table:table-cell office:value-type="float" office:value="0.494363067807768" calcext:value-type="float">
            <text:p>0,494363067807768</text:p>
          </table:table-cell>
          <table:table-cell office:value-type="float" office:value="0.610727764858374" calcext:value-type="float">
            <text:p>0,610727764858374</text:p>
          </table:table-cell>
          <table:table-cell office:value-type="float" office:value="0.439602656275726" calcext:value-type="float">
            <text:p>0,439602656275726</text:p>
          </table:table-cell>
          <table:table-cell office:value-type="float" office:value="0.798736912082433" calcext:value-type="float">
            <text:p>0,798736912082433</text:p>
          </table:table-cell>
          <table:table-cell office:value-type="float" office:value="0.709490207203054" calcext:value-type="float">
            <text:p>0,70949020720305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0132882254464" calcext:value-type="float">
            <text:p>0,770132882254464</text:p>
          </table:table-cell>
          <table:table-cell office:value-type="float" office:value="0.600547471545887" calcext:value-type="float">
            <text:p>0,600547471545887</text:p>
          </table:table-cell>
          <table:table-cell office:value-type="float" office:value="0.612576601466633" calcext:value-type="float">
            <text:p>0,612576601466633</text:p>
          </table:table-cell>
          <table:table-cell office:value-type="float" office:value="0.441521025315115" calcext:value-type="float">
            <text:p>0,441521025315115</text:p>
          </table:table-cell>
          <table:table-cell office:value-type="float" office:value="0.625097474656589" calcext:value-type="float">
            <text:p>0,625097474656589</text:p>
          </table:table-cell>
          <table:table-cell office:value-type="float" office:value="0.829579819536302" calcext:value-type="float">
            <text:p>0,82957981953630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8277587890625" calcext:value-type="float">
            <text:p>0,78277587890625</text:p>
          </table:table-cell>
          <table:table-cell office:value-type="float" office:value="0.534708103398199" calcext:value-type="float">
            <text:p>0,534708103398199</text:p>
          </table:table-cell>
          <table:table-cell office:value-type="float" office:value="0.596439505612881" calcext:value-type="float">
            <text:p>0,596439505612881</text:p>
          </table:table-cell>
          <table:table-cell office:value-type="float" office:value="0.424947487477783" calcext:value-type="float">
            <text:p>0,424947487477783</text:p>
          </table:table-cell>
          <table:table-cell office:value-type="float" office:value="0.67428487711973" calcext:value-type="float">
            <text:p>0,67428487711973</text:p>
          </table:table-cell>
          <table:table-cell office:value-type="float" office:value="0.816673342106769" calcext:value-type="float">
            <text:p>0,8166733421067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73716517857143" calcext:value-type="float">
            <text:p>0,773716517857143</text:p>
          </table:table-cell>
          <table:table-cell office:value-type="float" office:value="0.851939291736931" calcext:value-type="float">
            <text:p>0,851939291736931</text:p>
          </table:table-cell>
          <table:table-cell office:value-type="float" office:value="0.660633957526938" calcext:value-type="float">
            <text:p>0,660633957526938</text:p>
          </table:table-cell>
          <table:table-cell office:value-type="float" office:value="0.493243770991174" calcext:value-type="float">
            <text:p>0,493243770991174</text:p>
          </table:table-cell>
          <table:table-cell office:value-type="float" office:value="0.539489983341164" calcext:value-type="float">
            <text:p>0,539489983341164</text:p>
          </table:table-cell>
          <table:table-cell office:value-type="float" office:value="0.935313706421478" calcext:value-type="float">
            <text:p>0,93531370642147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0914306640625" calcext:value-type="float">
            <text:p>0,80914306640625</text:p>
          </table:table-cell>
          <table:table-cell office:value-type="float" office:value="0.793943178270372" calcext:value-type="float">
            <text:p>0,793943178270372</text:p>
          </table:table-cell>
          <table:table-cell office:value-type="float" office:value="0.788030794557691" calcext:value-type="float">
            <text:p>0,788030794557691</text:p>
          </table:table-cell>
          <table:table-cell office:value-type="float" office:value="0.650206945043706" calcext:value-type="float">
            <text:p>0,650206945043706</text:p>
          </table:table-cell>
          <table:table-cell office:value-type="float" office:value="0.78220581732895" calcext:value-type="float">
            <text:p>0,78220581732895</text:p>
          </table:table-cell>
          <table:table-cell office:value-type="float" office:value="0.831501013227809" calcext:value-type="float">
            <text:p>0,83150101322780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3834054129464" calcext:value-type="float">
            <text:p>0,813834054129464</text:p>
          </table:table-cell>
          <table:table-cell office:value-type="float" office:value="0.87212420864425" calcext:value-type="float">
            <text:p>0,87212420864425</text:p>
          </table:table-cell>
          <table:table-cell office:value-type="float" office:value="0.817442606130563" calcext:value-type="float">
            <text:p>0,817442606130563</text:p>
          </table:table-cell>
          <table:table-cell office:value-type="float" office:value="0.691249837317253" calcext:value-type="float">
            <text:p>0,691249837317253</text:p>
          </table:table-cell>
          <table:table-cell office:value-type="float" office:value="0.769213439752832" calcext:value-type="float">
            <text:p>0,769213439752832</text:p>
          </table:table-cell>
          <table:table-cell office:value-type="float" office:value="0.86660703410475" calcext:value-type="float">
            <text:p>0,8666070341047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68768310546875" calcext:value-type="float">
            <text:p>0,68768310546875</text:p>
          </table:table-cell>
          <table:table-cell office:value-type="float" office:value="0.418833719793803" calcext:value-type="float">
            <text:p>0,418833719793803</text:p>
          </table:table-cell>
          <table:table-cell office:value-type="float" office:value="0.549622159912487" calcext:value-type="float">
            <text:p>0,549622159912487</text:p>
          </table:table-cell>
          <table:table-cell office:value-type="float" office:value="0.378951018638925" calcext:value-type="float">
            <text:p>0,378951018638925</text:p>
          </table:table-cell>
          <table:table-cell office:value-type="float" office:value="0.799180927307298" calcext:value-type="float">
            <text:p>0,799180927307298</text:p>
          </table:table-cell>
          <table:table-cell office:value-type="float" office:value="0.652770780856423" calcext:value-type="float">
            <text:p>0,652770780856423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41195242745536" calcext:value-type="float">
            <text:p>0,841195242745536</text:p>
          </table:table-cell>
          <table:table-cell office:value-type="float" office:value="0.7449069527335" calcext:value-type="float">
            <text:p>0,7449069527335</text:p>
          </table:table-cell>
          <table:table-cell office:value-type="float" office:value="0.764613893376414" calcext:value-type="float">
            <text:p>0,764613893376414</text:p>
          </table:table-cell>
          <table:table-cell office:value-type="float" office:value="0.618927061974306" calcext:value-type="float">
            <text:p>0,618927061974306</text:p>
          </table:table-cell>
          <table:table-cell office:value-type="float" office:value="0.785391886151232" calcext:value-type="float">
            <text:p>0,785391886151232</text:p>
          </table:table-cell>
          <table:table-cell office:value-type="float" office:value="0.868482550893228" calcext:value-type="float">
            <text:p>0,86848255089322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73444475446429" calcext:value-type="float">
            <text:p>0,673444475446429</text:p>
          </table:table-cell>
          <table:table-cell office:value-type="float" office:value="0.4447742648074" calcext:value-type="float">
            <text:p>0,4447742648074</text:p>
          </table:table-cell>
          <table:table-cell office:value-type="float" office:value="0.579172097622365" calcext:value-type="float">
            <text:p>0,579172097622365</text:p>
          </table:table-cell>
          <table:table-cell office:value-type="float" office:value="0.407630013918765" calcext:value-type="float">
            <text:p>0,407630013918765</text:p>
          </table:table-cell>
          <table:table-cell office:value-type="float" office:value="0.829962643308" calcext:value-type="float">
            <text:p>0,829962643308</text:p>
          </table:table-cell>
          <table:table-cell office:value-type="float" office:value="0.615333110143957" calcext:value-type="float">
            <text:p>0,61533311014395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72059849330357" calcext:value-type="float">
            <text:p>0,772059849330357</text:p>
          </table:table-cell>
          <table:table-cell office:value-type="float" office:value="0.506571087216249" calcext:value-type="float">
            <text:p>0,506571087216249</text:p>
          </table:table-cell>
          <table:table-cell office:value-type="float" office:value="0.588016515901283" calcext:value-type="float">
            <text:p>0,588016515901283</text:p>
          </table:table-cell>
          <table:table-cell office:value-type="float" office:value="0.416447162819769" calcext:value-type="float">
            <text:p>0,416447162819769</text:p>
          </table:table-cell>
          <table:table-cell office:value-type="float" office:value="0.700668519492226" calcext:value-type="float">
            <text:p>0,700668519492226</text:p>
          </table:table-cell>
          <table:table-cell office:value-type="float" office:value="0.793645386205174" calcext:value-type="float">
            <text:p>0,79364538620517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23545619419643" calcext:value-type="float">
            <text:p>0,723545619419643</text:p>
          </table:table-cell>
          <table:table-cell office:value-type="float" office:value="0.389142641635937" calcext:value-type="float">
            <text:p>0,389142641635937</text:p>
          </table:table-cell>
          <table:table-cell office:value-type="float" office:value="0.539505025271597" calcext:value-type="float">
            <text:p>0,539505025271597</text:p>
          </table:table-cell>
          <table:table-cell office:value-type="float" office:value="0.369398754947394" calcext:value-type="float">
            <text:p>0,369398754947394</text:p>
          </table:table-cell>
          <table:table-cell office:value-type="float" office:value="0.879236886953228" calcext:value-type="float">
            <text:p>0,879236886953228</text:p>
          </table:table-cell>
          <table:table-cell office:value-type="float" office:value="0.688395109230046" calcext:value-type="float">
            <text:p>0,68839510923004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31349400111607" calcext:value-type="float">
            <text:p>0,731349400111607</text:p>
          </table:table-cell>
          <table:table-cell office:value-type="float" office:value="0.422873739818576" calcext:value-type="float">
            <text:p>0,422873739818576</text:p>
          </table:table-cell>
          <table:table-cell office:value-type="float" office:value="0.566011690964152" calcext:value-type="float">
            <text:p>0,566011690964152</text:p>
          </table:table-cell>
          <table:table-cell office:value-type="float" office:value="0.394711510127104" calcext:value-type="float">
            <text:p>0,394711510127104</text:p>
          </table:table-cell>
          <table:table-cell office:value-type="float" office:value="0.855634102716975" calcext:value-type="float">
            <text:p>0,855634102716975</text:p>
          </table:table-cell>
          <table:table-cell office:value-type="float" office:value="0.699350919895621" calcext:value-type="float">
            <text:p>0,6993509198956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747938610258556" calcext:value-type="float">
            <text:p>0,747938610258556</text:p>
          </table:table-cell>
          <table:table-cell table:style-name="ce3" table:formula="of:=AVERAGE([.D2:.D25])" office:value-type="float" office:value="0.670956041805544" calcext:value-type="float">
            <text:p>0,670956041805544</text:p>
          </table:table-cell>
          <table:table-cell table:style-name="ce3" table:formula="of:=AVERAGE([.E2:.E25])" office:value-type="float" office:value="0.628588995745136" calcext:value-type="float">
            <text:p>0,628588995745136</text:p>
          </table:table-cell>
          <table:table-cell table:style-name="ce3" table:formula="of:=AVERAGE([.F2:.F25])" office:value-type="float" office:value="0.46795105237262" calcext:value-type="float">
            <text:p>0,46795105237262</text:p>
          </table:table-cell>
          <table:table-cell table:style-name="ce3" table:formula="of:=AVERAGE([.G2:.G25])" office:value-type="float" office:value="0.658182148735014" calcext:value-type="float">
            <text:p>0,658182148735014</text:p>
          </table:table-cell>
          <table:table-cell table:style-name="ce3" table:formula="of:=AVERAGE([.H2:.H25])" office:value-type="float" office:value="0.815695993629434" calcext:value-type="float">
            <text:p>0,81569599362943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20658075241816" calcext:value-type="float">
            <text:p>0,720658075241816</text:p>
          </table:table-cell>
          <table:table-cell table:formula="of:=AVERAGE([.D8:.D13])" office:value-type="float" office:value="0.703363191179694" calcext:value-type="float">
            <text:p>0,703363191179694</text:p>
          </table:table-cell>
          <table:table-cell table:formula="of:=AVERAGE([.E8:.E13])" office:value-type="float" office:value="0.597709900370778" calcext:value-type="float">
            <text:p>0,597709900370778</text:p>
          </table:table-cell>
          <table:table-cell table:formula="of:=AVERAGE([.F8:.F13])" office:value-type="float" office:value="0.442173200044054" calcext:value-type="float">
            <text:p>0,442173200044054</text:p>
          </table:table-cell>
          <table:table-cell table:formula="of:=AVERAGE([.G8:.G13])" office:value-type="float" office:value="0.589058071699801" calcext:value-type="float">
            <text:p>0,589058071699801</text:p>
          </table:table-cell>
          <table:table-cell table:formula="of:=AVERAGE([.H8:.H13])" office:value-type="float" office:value="0.809103963122921" calcext:value-type="float">
            <text:p>0,80910396312292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52466110956101" calcext:value-type="float">
            <text:p>0,752466110956101</text:p>
          </table:table-cell>
          <table:table-cell table:formula="of:=AVERAGE([.D2:.D7])" office:value-type="float" office:value="0.801339688141002" calcext:value-type="float">
            <text:p>0,801339688141002</text:p>
          </table:table-cell>
          <table:table-cell table:formula="of:=AVERAGE([.E2:.E7])" office:value-type="float" office:value="0.637847313742871" calcext:value-type="float">
            <text:p>0,637847313742871</text:p>
          </table:table-cell>
          <table:table-cell table:formula="of:=AVERAGE([.F2:.F7])" office:value-type="float" office:value="0.475158135305254" calcext:value-type="float">
            <text:p>0,475158135305254</text:p>
          </table:table-cell>
          <table:table-cell table:formula="of:=AVERAGE([.G2:.G7])" office:value-type="float" office:value="0.537153278205145" calcext:value-type="float">
            <text:p>0,537153278205145</text:p>
          </table:table-cell>
          <table:table-cell table:formula="of:=AVERAGE([.H2:.H7])" office:value-type="float" office:value="0.902489514757377" calcext:value-type="float">
            <text:p>0,9024895147573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80417306082589" calcext:value-type="float">
            <text:p>0,780417306082589</text:p>
          </table:table-cell>
          <table:table-cell table:formula="of:=AVERAGE([.D14:.D19])" office:value-type="float" office:value="0.691270886900568" calcext:value-type="float">
            <text:p>0,691270886900568</text:p>
          </table:table-cell>
          <table:table-cell table:formula="of:=AVERAGE([.E14:.E19])" office:value-type="float" office:value="0.680975205025514" calcext:value-type="float">
            <text:p>0,680975205025514</text:p>
          </table:table-cell>
          <table:table-cell table:formula="of:=AVERAGE([.F14:.F19])" office:value-type="float" office:value="0.523461953736793" calcext:value-type="float">
            <text:p>0,523461953736793</text:p>
          </table:table-cell>
          <table:table-cell table:formula="of:=AVERAGE([.G14:.G19])" office:value-type="float" office:value="0.698171417380283" calcext:value-type="float">
            <text:p>0,698171417380283</text:p>
          </table:table-cell>
          <table:table-cell table:formula="of:=AVERAGE([.H14:.H19])" office:value-type="float" office:value="0.83152752043336" calcext:value-type="float">
            <text:p>0,8315275204333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3821294875372" calcext:value-type="float">
            <text:p>0,73821294875372</text:p>
          </table:table-cell>
          <table:table-cell table:formula="of:=AVERAGE([.D20:.D25])" office:value-type="float" office:value="0.487850401000911" calcext:value-type="float">
            <text:p>0,487850401000911</text:p>
          </table:table-cell>
          <table:table-cell table:formula="of:=AVERAGE([.E20:.E25])" office:value-type="float" office:value="0.597823563841383" calcext:value-type="float">
            <text:p>0,597823563841383</text:p>
          </table:table-cell>
          <table:table-cell table:formula="of:=AVERAGE([.F20:.F25])" office:value-type="float" office:value="0.431010920404377" calcext:value-type="float">
            <text:p>0,431010920404377</text:p>
          </table:table-cell>
          <table:table-cell table:formula="of:=AVERAGE([.G20:.G25])" office:value-type="float" office:value="0.808345827654826" calcext:value-type="float">
            <text:p>0,808345827654826</text:p>
          </table:table-cell>
          <table:table-cell table:formula="of:=AVERAGE([.H20:.H25])" office:value-type="float" office:value="0.719662976204075" calcext:value-type="float">
            <text:p>0,719662976204075</text:p>
          </table:table-cell>
        </table:table-row>
      </table:table>
      <table:table table:name="3-phoulady_et_al_(2016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4319545200893" calcext:value-type="float">
            <text:p>0,704319545200893</text:p>
          </table:table-cell>
          <table:table-cell office:value-type="float" office:value="0.790625581251163" calcext:value-type="float">
            <text:p>0,790625581251163</text:p>
          </table:table-cell>
          <table:table-cell office:value-type="float" office:value="0.429251872422789" calcext:value-type="float">
            <text:p>0,429251872422789</text:p>
          </table:table-cell>
          <table:table-cell office:value-type="float" office:value="0.273278614748302" calcext:value-type="float">
            <text:p>0,273278614748302</text:p>
          </table:table-cell>
          <table:table-cell office:value-type="float" office:value="0.29459871552003" calcext:value-type="float">
            <text:p>0,29459871552003</text:p>
          </table:table-cell>
          <table:table-cell office:value-type="float" office:value="0.952704406039046" calcext:value-type="float">
            <text:p>0,95270440603904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54087611607143" calcext:value-type="float">
            <text:p>0,654087611607143</text:p>
          </table:table-cell>
          <table:table-cell office:value-type="float" office:value="0.880171100433611" calcext:value-type="float">
            <text:p>0,880171100433611</text:p>
          </table:table-cell>
          <table:table-cell office:value-type="float" office:value="0.430932093983992" calcext:value-type="float">
            <text:p>0,430932093983992</text:p>
          </table:table-cell>
          <table:table-cell office:value-type="float" office:value="0.274642093138062" calcext:value-type="float">
            <text:p>0,274642093138062</text:p>
          </table:table-cell>
          <table:table-cell office:value-type="float" office:value="0.285309983285215" calcext:value-type="float">
            <text:p>0,285309983285215</text:p>
          </table:table-cell>
          <table:table-cell office:value-type="float" office:value="0.967037395228884" calcext:value-type="float">
            <text:p>0,96703739522888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09036690848214" calcext:value-type="float">
            <text:p>0,709036690848214</text:p>
          </table:table-cell>
          <table:table-cell office:value-type="float" office:value="0.728069069826065" calcext:value-type="float">
            <text:p>0,728069069826065</text:p>
          </table:table-cell>
          <table:table-cell office:value-type="float" office:value="0.409129541752249" calcext:value-type="float">
            <text:p>0,409129541752249</text:p>
          </table:table-cell>
          <table:table-cell office:value-type="float" office:value="0.257173385570866" calcext:value-type="float">
            <text:p>0,257173385570866</text:p>
          </table:table-cell>
          <table:table-cell office:value-type="float" office:value="0.284500591016548" calcext:value-type="float">
            <text:p>0,284500591016548</text:p>
          </table:table-cell>
          <table:table-cell office:value-type="float" office:value="0.941752159827214" calcext:value-type="float">
            <text:p>0,94175215982721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63870675223214" calcext:value-type="float">
            <text:p>0,663870675223214</text:p>
          </table:table-cell>
          <table:table-cell office:value-type="float" office:value="0.813153042409342" calcext:value-type="float">
            <text:p>0,813153042409342</text:p>
          </table:table-cell>
          <table:table-cell office:value-type="float" office:value="0.381854916297864" calcext:value-type="float">
            <text:p>0,381854916297864</text:p>
          </table:table-cell>
          <table:table-cell office:value-type="float" office:value="0.235983114334978" calcext:value-type="float">
            <text:p>0,235983114334978</text:p>
          </table:table-cell>
          <table:table-cell office:value-type="float" office:value="0.249512793109952" calcext:value-type="float">
            <text:p>0,249512793109952</text:p>
          </table:table-cell>
          <table:table-cell office:value-type="float" office:value="0.959144056027596" calcext:value-type="float">
            <text:p>0,95914405602759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4646693638393" calcext:value-type="float">
            <text:p>0,664646693638393</text:p>
          </table:table-cell>
          <table:table-cell office:value-type="float" office:value="0.853628647937185" calcext:value-type="float">
            <text:p>0,853628647937185</text:p>
          </table:table-cell>
          <table:table-cell office:value-type="float" office:value="0.494446416131025" calcext:value-type="float">
            <text:p>0,494446416131025</text:p>
          </table:table-cell>
          <table:table-cell office:value-type="float" office:value="0.328415023834884" calcext:value-type="float">
            <text:p>0,328415023834884</text:p>
          </table:table-cell>
          <table:table-cell office:value-type="float" office:value="0.348012730367848" calcext:value-type="float">
            <text:p>0,348012730367848</text:p>
          </table:table-cell>
          <table:table-cell office:value-type="float" office:value="0.946820790185344" calcext:value-type="float">
            <text:p>0,94682079018534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33503069196429" calcext:value-type="float">
            <text:p>0,733503069196429</text:p>
          </table:table-cell>
          <table:table-cell office:value-type="float" office:value="0.904723725529498" calcext:value-type="float">
            <text:p>0,904723725529498</text:p>
          </table:table-cell>
          <table:table-cell office:value-type="float" office:value="0.639269190822396" calcext:value-type="float">
            <text:p>0,639269190822396</text:p>
          </table:table-cell>
          <table:table-cell office:value-type="float" office:value="0.469798424869028" calcext:value-type="float">
            <text:p>0,469798424869028</text:p>
          </table:table-cell>
          <table:table-cell office:value-type="float" office:value="0.494251195386356" calcext:value-type="float">
            <text:p>0,494251195386356</text:p>
          </table:table-cell>
          <table:table-cell office:value-type="float" office:value="0.952382542491735" calcext:value-type="float">
            <text:p>0,95238254249173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04190499441964" calcext:value-type="float">
            <text:p>0,804190499441964</text:p>
          </table:table-cell>
          <table:table-cell office:value-type="float" office:value="0.548187265156901" calcext:value-type="float">
            <text:p>0,548187265156901</text:p>
          </table:table-cell>
          <table:table-cell office:value-type="float" office:value="0.324662436471897" calcext:value-type="float">
            <text:p>0,324662436471897</text:p>
          </table:table-cell>
          <table:table-cell office:value-type="float" office:value="0.193789265840962" calcext:value-type="float">
            <text:p>0,193789265840962</text:p>
          </table:table-cell>
          <table:table-cell office:value-type="float" office:value="0.230624626164231" calcext:value-type="float">
            <text:p>0,230624626164231</text:p>
          </table:table-cell>
          <table:table-cell office:value-type="float" office:value="0.951260927674678" calcext:value-type="float">
            <text:p>0,95126092767467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0233328683036" calcext:value-type="float">
            <text:p>0,730233328683036</text:p>
          </table:table-cell>
          <table:table-cell office:value-type="float" office:value="0.919587764211632" calcext:value-type="float">
            <text:p>0,919587764211632</text:p>
          </table:table-cell>
          <table:table-cell office:value-type="float" office:value="0.4752277083298" calcext:value-type="float">
            <text:p>0,4752277083298</text:p>
          </table:table-cell>
          <table:table-cell office:value-type="float" office:value="0.311671264572395" calcext:value-type="float">
            <text:p>0,311671264572395</text:p>
          </table:table-cell>
          <table:table-cell office:value-type="float" office:value="0.32040344898566" calcext:value-type="float">
            <text:p>0,32040344898566</text:p>
          </table:table-cell>
          <table:table-cell office:value-type="float" office:value="0.982737969421546" calcext:value-type="float">
            <text:p>0,98273796942154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6693115234375" calcext:value-type="float">
            <text:p>0,66693115234375</text:p>
          </table:table-cell>
          <table:table-cell office:value-type="float" office:value="0.914814390467461" calcext:value-type="float">
            <text:p>0,914814390467461</text:p>
          </table:table-cell>
          <table:table-cell office:value-type="float" office:value="0.455365926686342" calcext:value-type="float">
            <text:p>0,455365926686342</text:p>
          </table:table-cell>
          <table:table-cell office:value-type="float" office:value="0.294805050952592" calcext:value-type="float">
            <text:p>0,294805050952592</text:p>
          </table:table-cell>
          <table:table-cell office:value-type="float" office:value="0.303126364343881" calcext:value-type="float">
            <text:p>0,303126364343881</text:p>
          </table:table-cell>
          <table:table-cell office:value-type="float" office:value="0.976018836582966" calcext:value-type="float">
            <text:p>0,97601883658296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74945940290179" calcext:value-type="float">
            <text:p>0,774945940290179</text:p>
          </table:table-cell>
          <table:table-cell office:value-type="float" office:value="0.941098848368522" calcext:value-type="float">
            <text:p>0,941098848368522</text:p>
          </table:table-cell>
          <table:table-cell office:value-type="float" office:value="0.548687730586981" calcext:value-type="float">
            <text:p>0,548687730586981</text:p>
          </table:table-cell>
          <table:table-cell office:value-type="float" office:value="0.378063179200501" calcext:value-type="float">
            <text:p>0,378063179200501</text:p>
          </table:table-cell>
          <table:table-cell office:value-type="float" office:value="0.387225745946346" calcext:value-type="float">
            <text:p>0,387225745946346</text:p>
          </table:table-cell>
          <table:table-cell office:value-type="float" office:value="0.986759967102159" calcext:value-type="float">
            <text:p>0,98675996710215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3521205357143" calcext:value-type="float">
            <text:p>0,823521205357143</text:p>
          </table:table-cell>
          <table:table-cell office:value-type="float" office:value="0.648883586159877" calcext:value-type="float">
            <text:p>0,648883586159877</text:p>
          </table:table-cell>
          <table:table-cell office:value-type="float" office:value="0.530198226637575" calcext:value-type="float">
            <text:p>0,530198226637575</text:p>
          </table:table-cell>
          <table:table-cell office:value-type="float" office:value="0.360727709169009" calcext:value-type="float">
            <text:p>0,360727709169009</text:p>
          </table:table-cell>
          <table:table-cell office:value-type="float" office:value="0.448216318040893" calcext:value-type="float">
            <text:p>0,448216318040893</text:p>
          </table:table-cell>
          <table:table-cell office:value-type="float" office:value="0.930722925330972" calcext:value-type="float">
            <text:p>0,93072292533097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70411900111607" calcext:value-type="float">
            <text:p>0,770411900111607</text:p>
          </table:table-cell>
          <table:table-cell office:value-type="float" office:value="0.918578370437337" calcext:value-type="float">
            <text:p>0,918578370437337</text:p>
          </table:table-cell>
          <table:table-cell office:value-type="float" office:value="0.552536324241652" calcext:value-type="float">
            <text:p>0,552536324241652</text:p>
          </table:table-cell>
          <table:table-cell office:value-type="float" office:value="0.381727247111862" calcext:value-type="float">
            <text:p>0,381727247111862</text:p>
          </table:table-cell>
          <table:table-cell office:value-type="float" office:value="0.395095632731426" calcext:value-type="float">
            <text:p>0,395095632731426</text:p>
          </table:table-cell>
          <table:table-cell office:value-type="float" office:value="0.980405488095076" calcext:value-type="float">
            <text:p>0,98040548809507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56801060267857" calcext:value-type="float">
            <text:p>0,756801060267857</text:p>
          </table:table-cell>
          <table:table-cell office:value-type="float" office:value="0.531785372641099" calcext:value-type="float">
            <text:p>0,531785372641099</text:p>
          </table:table-cell>
          <table:table-cell office:value-type="float" office:value="0.568114954631321" calcext:value-type="float">
            <text:p>0,568114954631321</text:p>
          </table:table-cell>
          <table:table-cell office:value-type="float" office:value="0.396760170426282" calcext:value-type="float">
            <text:p>0,396760170426282</text:p>
          </table:table-cell>
          <table:table-cell office:value-type="float" office:value="0.609772311783281" calcext:value-type="float">
            <text:p>0,609772311783281</text:p>
          </table:table-cell>
          <table:table-cell office:value-type="float" office:value="0.80908478422751" calcext:value-type="float">
            <text:p>0,8090847842275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655029296875" calcext:value-type="float">
            <text:p>0,77655029296875</text:p>
          </table:table-cell>
          <table:table-cell office:value-type="float" office:value="0.636302604148263" calcext:value-type="float">
            <text:p>0,636302604148263</text:p>
          </table:table-cell>
          <table:table-cell office:value-type="float" office:value="0.584267475625781" calcext:value-type="float">
            <text:p>0,584267475625781</text:p>
          </table:table-cell>
          <table:table-cell office:value-type="float" office:value="0.412696230090524" calcext:value-type="float">
            <text:p>0,412696230090524</text:p>
          </table:table-cell>
          <table:table-cell office:value-type="float" office:value="0.540099574110731" calcext:value-type="float">
            <text:p>0,540099574110731</text:p>
          </table:table-cell>
          <table:table-cell office:value-type="float" office:value="0.873466427359674" calcext:value-type="float">
            <text:p>0,87346642735967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77753557477679" calcext:value-type="float">
            <text:p>0,777753557477679</text:p>
          </table:table-cell>
          <table:table-cell office:value-type="float" office:value="0.536566682793098" calcext:value-type="float">
            <text:p>0,536566682793098</text:p>
          </table:table-cell>
          <table:table-cell office:value-type="float" office:value="0.510833477267929" calcext:value-type="float">
            <text:p>0,510833477267929</text:p>
          </table:table-cell>
          <table:table-cell office:value-type="float" office:value="0.343033146038456" calcext:value-type="float">
            <text:p>0,343033146038456</text:p>
          </table:table-cell>
          <table:table-cell office:value-type="float" office:value="0.4874555909607" calcext:value-type="float">
            <text:p>0,4874555909607</text:p>
          </table:table-cell>
          <table:table-cell office:value-type="float" office:value="0.868455684614064" calcext:value-type="float">
            <text:p>0,868455684614064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20319475446429" calcext:value-type="float">
            <text:p>0,720319475446429</text:p>
          </table:table-cell>
          <table:table-cell office:value-type="float" office:value="0.849663283695343" calcext:value-type="float">
            <text:p>0,849663283695343</text:p>
          </table:table-cell>
          <table:table-cell office:value-type="float" office:value="0.527655062731932" calcext:value-type="float">
            <text:p>0,527655062731932</text:p>
          </table:table-cell>
          <table:table-cell office:value-type="float" office:value="0.35837734037446" calcext:value-type="float">
            <text:p>0,35837734037446</text:p>
          </table:table-cell>
          <table:table-cell office:value-type="float" office:value="0.382640639015847" calcext:value-type="float">
            <text:p>0,382640639015847</text:p>
          </table:table-cell>
          <table:table-cell office:value-type="float" office:value="0.953290307370406" calcext:value-type="float">
            <text:p>0,95329030737040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98093959263393" calcext:value-type="float">
            <text:p>0,698093959263393</text:p>
          </table:table-cell>
          <table:table-cell office:value-type="float" office:value="0.853180082852733" calcext:value-type="float">
            <text:p>0,853180082852733</text:p>
          </table:table-cell>
          <table:table-cell office:value-type="float" office:value="0.548206526703115" calcext:value-type="float">
            <text:p>0,548206526703115</text:p>
          </table:table-cell>
          <table:table-cell office:value-type="float" office:value="0.377606413574921" calcext:value-type="float">
            <text:p>0,377606413574921</text:p>
          </table:table-cell>
          <table:table-cell office:value-type="float" office:value="0.403848741757502" calcext:value-type="float">
            <text:p>0,403848741757502</text:p>
          </table:table-cell>
          <table:table-cell office:value-type="float" office:value="0.942317818448724" calcext:value-type="float">
            <text:p>0,94231781844872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43545968191964" calcext:value-type="float">
            <text:p>0,643545968191964</text:p>
          </table:table-cell>
          <table:table-cell office:value-type="float" office:value="0.927947510365093" calcext:value-type="float">
            <text:p>0,927947510365093</text:p>
          </table:table-cell>
          <table:table-cell office:value-type="float" office:value="0.530033223355214" calcext:value-type="float">
            <text:p>0,530033223355214</text:p>
          </table:table-cell>
          <table:table-cell office:value-type="float" office:value="0.360574967935684" calcext:value-type="float">
            <text:p>0,360574967935684</text:p>
          </table:table-cell>
          <table:table-cell office:value-type="float" office:value="0.370960993820803" calcext:value-type="float">
            <text:p>0,370960993820803</text:p>
          </table:table-cell>
          <table:table-cell office:value-type="float" office:value="0.965933313032887" calcext:value-type="float">
            <text:p>0,96593331303288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2481515066964" calcext:value-type="float">
            <text:p>0,802481515066964</text:p>
          </table:table-cell>
          <table:table-cell office:value-type="float" office:value="0.650451836185349" calcext:value-type="float">
            <text:p>0,650451836185349</text:p>
          </table:table-cell>
          <table:table-cell office:value-type="float" office:value="0.472585038765104" calcext:value-type="float">
            <text:p>0,472585038765104</text:p>
          </table:table-cell>
          <table:table-cell office:value-type="float" office:value="0.309401865739894" calcext:value-type="float">
            <text:p>0,309401865739894</text:p>
          </table:table-cell>
          <table:table-cell office:value-type="float" office:value="0.371105748135147" calcext:value-type="float">
            <text:p>0,371105748135147</text:p>
          </table:table-cell>
          <table:table-cell office:value-type="float" office:value="0.937554385161438" calcext:value-type="float">
            <text:p>0,93755438516143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55510602678571" calcext:value-type="float">
            <text:p>0,755510602678571</text:p>
          </table:table-cell>
          <table:table-cell office:value-type="float" office:value="0.836927601176306" calcext:value-type="float">
            <text:p>0,836927601176306</text:p>
          </table:table-cell>
          <table:table-cell office:value-type="float" office:value="0.460208678242791" calcext:value-type="float">
            <text:p>0,460208678242791</text:p>
          </table:table-cell>
          <table:table-cell office:value-type="float" office:value="0.298877303528117" calcext:value-type="float">
            <text:p>0,298877303528117</text:p>
          </table:table-cell>
          <table:table-cell office:value-type="float" office:value="0.317358751062022" calcext:value-type="float">
            <text:p>0,317358751062022</text:p>
          </table:table-cell>
          <table:table-cell office:value-type="float" office:value="0.969762671375156" calcext:value-type="float">
            <text:p>0,96976267137515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068115234375" calcext:value-type="float">
            <text:p>0,76068115234375</text:p>
          </table:table-cell>
          <table:table-cell office:value-type="float" office:value="0.57944378333113" calcext:value-type="float">
            <text:p>0,57944378333113</text:p>
          </table:table-cell>
          <table:table-cell office:value-type="float" office:value="0.489272622392587" calcext:value-type="float">
            <text:p>0,489272622392587</text:p>
          </table:table-cell>
          <table:table-cell office:value-type="float" office:value="0.323865595900872" calcext:value-type="float">
            <text:p>0,323865595900872</text:p>
          </table:table-cell>
          <table:table-cell office:value-type="float" office:value="0.423386577354116" calcext:value-type="float">
            <text:p>0,423386577354116</text:p>
          </table:table-cell>
          <table:table-cell office:value-type="float" office:value="0.885910373523363" calcext:value-type="float">
            <text:p>0,885910373523363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3277064732143" calcext:value-type="float">
            <text:p>0,823277064732143</text:p>
          </table:table-cell>
          <table:table-cell office:value-type="float" office:value="0.743825740144194" calcext:value-type="float">
            <text:p>0,743825740144194</text:p>
          </table:table-cell>
          <table:table-cell office:value-type="float" office:value="0.489007664380799" calcext:value-type="float">
            <text:p>0,489007664380799</text:p>
          </table:table-cell>
          <table:table-cell office:value-type="float" office:value="0.323633451244744" calcext:value-type="float">
            <text:p>0,323633451244744</text:p>
          </table:table-cell>
          <table:table-cell office:value-type="float" office:value="0.364230451438444" calcext:value-type="float">
            <text:p>0,364230451438444</text:p>
          </table:table-cell>
          <table:table-cell office:value-type="float" office:value="0.962072176421158" calcext:value-type="float">
            <text:p>0,96207217642115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0564313616071" calcext:value-type="float">
            <text:p>0,810564313616071</text:p>
          </table:table-cell>
          <table:table-cell office:value-type="float" office:value="0.485486981677917" calcext:value-type="float">
            <text:p>0,485486981677917</text:p>
          </table:table-cell>
          <table:table-cell office:value-type="float" office:value="0.481033823810434" calcext:value-type="float">
            <text:p>0,481033823810434</text:p>
          </table:table-cell>
          <table:table-cell office:value-type="float" office:value="0.316685013366882" calcext:value-type="float">
            <text:p>0,316685013366882</text:p>
          </table:table-cell>
          <table:table-cell office:value-type="float" office:value="0.47666161711797" calcext:value-type="float">
            <text:p>0,47666161711797</text:p>
          </table:table-cell>
          <table:table-cell office:value-type="float" office:value="0.885949724252918" calcext:value-type="float">
            <text:p>0,88594972425291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06787109375" calcext:value-type="float">
            <text:p>0,8206787109375</text:p>
          </table:table-cell>
          <table:table-cell office:value-type="float" office:value="0.567164179104478" calcext:value-type="float">
            <text:p>0,567164179104478</text:p>
          </table:table-cell>
          <table:table-cell office:value-type="float" office:value="0.544899314007524" calcext:value-type="float">
            <text:p>0,544899314007524</text:p>
          </table:table-cell>
          <table:table-cell office:value-type="float" office:value="0.374475333049456" calcext:value-type="float">
            <text:p>0,374475333049456</text:p>
          </table:table-cell>
          <table:table-cell office:value-type="float" office:value="0.524316497742952" calcext:value-type="float">
            <text:p>0,524316497742952</text:p>
          </table:table-cell>
          <table:table-cell office:value-type="float" office:value="0.896980461811723" calcext:value-type="float">
            <text:p>0,8969804618117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74358149937221" calcext:value-type="float">
            <text:p>0,74358149937221</text:p>
          </table:table-cell>
          <table:table-cell table:style-name="ce3" table:formula="of:=AVERAGE([.D2:.D25])" office:value-type="float" office:value="0.752511127095983" calcext:value-type="float">
            <text:p>0,752511127095983</text:p>
          </table:table-cell>
          <table:table-cell table:style-name="ce3" table:formula="of:=AVERAGE([.E2:.E25])" office:value-type="float" office:value="0.494903343594962" calcext:value-type="float">
            <text:p>0,494903343594962</text:p>
          </table:table-cell>
          <table:table-cell table:style-name="ce3" table:formula="of:=AVERAGE([.F2:.F25])" office:value-type="float" office:value="0.331502550192239" calcext:value-type="float">
            <text:p>0,331502550192239</text:p>
          </table:table-cell>
          <table:table-cell table:style-name="ce3" table:formula="of:=AVERAGE([.G2:.G25])" office:value-type="float" office:value="0.388029818299913" calcext:value-type="float">
            <text:p>0,388029818299913</text:p>
          </table:table-cell>
          <table:table-cell table:style-name="ce3" table:formula="of:=AVERAGE([.H2:.H25])" office:value-type="float" office:value="0.936605232983593" calcext:value-type="float">
            <text:p>0,93660523298359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61705671037946" calcext:value-type="float">
            <text:p>0,761705671037946</text:p>
          </table:table-cell>
          <table:table-cell table:formula="of:=AVERAGE([.D8:.D13])" office:value-type="float" office:value="0.815191704133622" calcext:value-type="float">
            <text:p>0,815191704133622</text:p>
          </table:table-cell>
          <table:table-cell table:formula="of:=AVERAGE([.E8:.E13])" office:value-type="float" office:value="0.481113058825708" calcext:value-type="float">
            <text:p>0,481113058825708</text:p>
          </table:table-cell>
          <table:table-cell table:formula="of:=AVERAGE([.F8:.F13])" office:value-type="float" office:value="0.320130619474554" calcext:value-type="float">
            <text:p>0,320130619474554</text:p>
          </table:table-cell>
          <table:table-cell table:formula="of:=AVERAGE([.G8:.G13])" office:value-type="float" office:value="0.34744868936874" calcext:value-type="float">
            <text:p>0,34744868936874</text:p>
          </table:table-cell>
          <table:table-cell table:formula="of:=AVERAGE([.H8:.H13])" office:value-type="float" office:value="0.967984352367899" calcext:value-type="float">
            <text:p>0,9679843523678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88244047619048" calcext:value-type="float">
            <text:p>0,688244047619048</text:p>
          </table:table-cell>
          <table:table-cell table:formula="of:=AVERAGE([.D2:.D7])" office:value-type="float" office:value="0.828395194564477" calcext:value-type="float">
            <text:p>0,828395194564477</text:p>
          </table:table-cell>
          <table:table-cell table:formula="of:=AVERAGE([.E2:.E7])" office:value-type="float" office:value="0.464147338568386" calcext:value-type="float">
            <text:p>0,464147338568386</text:p>
          </table:table-cell>
          <table:table-cell table:formula="of:=AVERAGE([.F2:.F7])" office:value-type="float" office:value="0.306548442749353" calcext:value-type="float">
            <text:p>0,306548442749353</text:p>
          </table:table-cell>
          <table:table-cell table:formula="of:=AVERAGE([.G2:.G7])" office:value-type="float" office:value="0.326031001447658" calcext:value-type="float">
            <text:p>0,326031001447658</text:p>
          </table:table-cell>
          <table:table-cell table:formula="of:=AVERAGE([.H2:.H7])" office:value-type="float" office:value="0.953306891633303" calcext:value-type="float">
            <text:p>0,95330689163330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28844052269345" calcext:value-type="float">
            <text:p>0,728844052269345</text:p>
          </table:table-cell>
          <table:table-cell table:formula="of:=AVERAGE([.D14:.D19])" office:value-type="float" office:value="0.722574256082605" calcext:value-type="float">
            <text:p>0,722574256082605</text:p>
          </table:table-cell>
          <table:table-cell table:formula="of:=AVERAGE([.E14:.E19])" office:value-type="float" office:value="0.544851786719215" calcext:value-type="float">
            <text:p>0,544851786719215</text:p>
          </table:table-cell>
          <table:table-cell table:formula="of:=AVERAGE([.F14:.F19])" office:value-type="float" office:value="0.374841378073388" calcext:value-type="float">
            <text:p>0,374841378073388</text:p>
          </table:table-cell>
          <table:table-cell table:formula="of:=AVERAGE([.G14:.G19])" office:value-type="float" office:value="0.465796308574811" calcext:value-type="float">
            <text:p>0,465796308574811</text:p>
          </table:table-cell>
          <table:table-cell table:formula="of:=AVERAGE([.H14:.H19])" office:value-type="float" office:value="0.902091389175544" calcext:value-type="float">
            <text:p>0,90209138917554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55322265625" calcext:value-type="float">
            <text:p>0,7955322265625</text:p>
          </table:table-cell>
          <table:table-cell table:formula="of:=AVERAGE([.D20:.D25])" office:value-type="float" office:value="0.643883353603229" calcext:value-type="float">
            <text:p>0,643883353603229</text:p>
          </table:table-cell>
          <table:table-cell table:formula="of:=AVERAGE([.E20:.E25])" office:value-type="float" office:value="0.48950119026654" calcext:value-type="float">
            <text:p>0,48950119026654</text:p>
          </table:table-cell>
          <table:table-cell table:formula="of:=AVERAGE([.F20:.F25])" office:value-type="float" office:value="0.324489760471661" calcext:value-type="float">
            <text:p>0,324489760471661</text:p>
          </table:table-cell>
          <table:table-cell table:formula="of:=AVERAGE([.G20:.G25])" office:value-type="float" office:value="0.412843273808442" calcext:value-type="float">
            <text:p>0,412843273808442</text:p>
          </table:table-cell>
          <table:table-cell table:formula="of:=AVERAGE([.H20:.H25])" office:value-type="float" office:value="0.923038298757626" calcext:value-type="float">
            <text:p>0,923038298757626</text:p>
          </table:table-cell>
        </table:table-row>
      </table:table>
      <table:table table:name="4-vahadane_and_sethi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7767333984375" calcext:value-type="float">
            <text:p>0,67767333984375</text:p>
          </table:table-cell>
          <table:table-cell office:value-type="float" office:value="0.78343949044586" calcext:value-type="float">
            <text:p>0,78343949044586</text:p>
          </table:table-cell>
          <table:table-cell office:value-type="float" office:value="0.320871530137968" calcext:value-type="float">
            <text:p>0,320871530137968</text:p>
          </table:table-cell>
          <table:table-cell office:value-type="float" office:value="0.19109409190372" calcext:value-type="float">
            <text:p>0,19109409190372</text:p>
          </table:table-cell>
          <table:table-cell office:value-type="float" office:value="0.201751143556808" calcext:value-type="float">
            <text:p>0,201751143556808</text:p>
          </table:table-cell>
          <table:table-cell office:value-type="float" office:value="0.966191423209434" calcext:value-type="float">
            <text:p>0,9661914232094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005615234375" calcext:value-type="float">
            <text:p>0,7005615234375</text:p>
          </table:table-cell>
          <table:table-cell office:value-type="float" office:value="0.816056629834254" calcext:value-type="float">
            <text:p>0,816056629834254</text:p>
          </table:table-cell>
          <table:table-cell office:value-type="float" office:value="0.579183413390844" calcext:value-type="float">
            <text:p>0,579183413390844</text:p>
          </table:table-cell>
          <table:table-cell office:value-type="float" office:value="0.407641224665804" calcext:value-type="float">
            <text:p>0,407641224665804</text:p>
          </table:table-cell>
          <table:table-cell office:value-type="float" office:value="0.448886947272451" calcext:value-type="float">
            <text:p>0,448886947272451</text:p>
          </table:table-cell>
          <table:table-cell office:value-type="float" office:value="0.914136041263701" calcext:value-type="float">
            <text:p>0,91413604126370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72694614955357" calcext:value-type="float">
            <text:p>0,672694614955357</text:p>
          </table:table-cell>
          <table:table-cell office:value-type="float" office:value="0.669276576973974" calcext:value-type="float">
            <text:p>0,669276576973974</text:p>
          </table:table-cell>
          <table:table-cell office:value-type="float" office:value="0.244343344874789" calcext:value-type="float">
            <text:p>0,244343344874789</text:p>
          </table:table-cell>
          <table:table-cell office:value-type="float" office:value="0.139174903111886" calcext:value-type="float">
            <text:p>0,139174903111886</text:p>
          </table:table-cell>
          <table:table-cell office:value-type="float" office:value="0.149453309692671" calcext:value-type="float">
            <text:p>0,149453309692671</text:p>
          </table:table-cell>
          <table:table-cell office:value-type="float" office:value="0.959516738660907" calcext:value-type="float">
            <text:p>0,95951673866090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7024972098214" calcext:value-type="float">
            <text:p>0,647024972098214</text:p>
          </table:table-cell>
          <table:table-cell office:value-type="float" office:value="0.81569995638901" calcext:value-type="float">
            <text:p>0,81569995638901</text:p>
          </table:table-cell>
          <table:table-cell office:value-type="float" office:value="0.31602068056635" calcext:value-type="float">
            <text:p>0,31602068056635</text:p>
          </table:table-cell>
          <table:table-cell office:value-type="float" office:value="0.187663041297106" calcext:value-type="float">
            <text:p>0,187663041297106</text:p>
          </table:table-cell>
          <table:table-cell office:value-type="float" office:value="0.195972423042267" calcext:value-type="float">
            <text:p>0,195972423042267</text:p>
          </table:table-cell>
          <table:table-cell office:value-type="float" office:value="0.968447145609031" calcext:value-type="float">
            <text:p>0,96844714560903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43790108816964" calcext:value-type="float">
            <text:p>0,643790108816964</text:p>
          </table:table-cell>
          <table:table-cell office:value-type="float" office:value="0.896149918914049" calcext:value-type="float">
            <text:p>0,896149918914049</text:p>
          </table:table-cell>
          <table:table-cell office:value-type="float" office:value="0.422106856407282" calcext:value-type="float">
            <text:p>0,422106856407282</text:p>
          </table:table-cell>
          <table:table-cell office:value-type="float" office:value="0.267512954296882" calcext:value-type="float">
            <text:p>0,267512954296882</text:p>
          </table:table-cell>
          <table:table-cell office:value-type="float" office:value="0.276071349270964" calcext:value-type="float">
            <text:p>0,276071349270964</text:p>
          </table:table-cell>
          <table:table-cell office:value-type="float" office:value="0.97148934766836" calcext:value-type="float">
            <text:p>0,9714893476683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78937639508929" calcext:value-type="float">
            <text:p>0,678937639508929</text:p>
          </table:table-cell>
          <table:table-cell office:value-type="float" office:value="0.9022741516698" calcext:value-type="float">
            <text:p>0,9022741516698</text:p>
          </table:table-cell>
          <table:table-cell office:value-type="float" office:value="0.522610589638542" calcext:value-type="float">
            <text:p>0,522610589638542</text:p>
          </table:table-cell>
          <table:table-cell office:value-type="float" office:value="0.353739228109588" calcext:value-type="float">
            <text:p>0,353739228109588</text:p>
          </table:table-cell>
          <table:table-cell office:value-type="float" office:value="0.367832244406322" calcext:value-type="float">
            <text:p>0,367832244406322</text:p>
          </table:table-cell>
          <table:table-cell office:value-type="float" office:value="0.963552275687047" calcext:value-type="float">
            <text:p>0,96355227568704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3046177455357" calcext:value-type="float">
            <text:p>0,783046177455357</text:p>
          </table:table-cell>
          <table:table-cell office:value-type="float" office:value="0.412330719885959" calcext:value-type="float">
            <text:p>0,412330719885959</text:p>
          </table:table-cell>
          <table:table-cell office:value-type="float" office:value="0.218137254901961" calcext:value-type="float">
            <text:p>0,218137254901961</text:p>
          </table:table-cell>
          <table:table-cell office:value-type="float" office:value="0.12242090784044" calcext:value-type="float">
            <text:p>0,12242090784044</text:p>
          </table:table-cell>
          <table:table-cell office:value-type="float" office:value="0.148295308895155" calcext:value-type="float">
            <text:p>0,148295308895155</text:p>
          </table:table-cell>
          <table:table-cell office:value-type="float" office:value="0.945805306632195" calcext:value-type="float">
            <text:p>0,94580530663219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9579380580357" calcext:value-type="float">
            <text:p>0,729579380580357</text:p>
          </table:table-cell>
          <table:table-cell office:value-type="float" office:value="0.810384408733454" calcext:value-type="float">
            <text:p>0,810384408733454</text:p>
          </table:table-cell>
          <table:table-cell office:value-type="float" office:value="0.516885787276466" calcext:value-type="float">
            <text:p>0,516885787276466</text:p>
          </table:table-cell>
          <table:table-cell office:value-type="float" office:value="0.348513811574414" calcext:value-type="float">
            <text:p>0,348513811574414</text:p>
          </table:table-cell>
          <table:table-cell office:value-type="float" office:value="0.379457036342428" calcext:value-type="float">
            <text:p>0,379457036342428</text:p>
          </table:table-cell>
          <table:table-cell office:value-type="float" office:value="0.945296977383217" calcext:value-type="float">
            <text:p>0,94529697738321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66887555803571" calcext:value-type="float">
            <text:p>0,666887555803571</text:p>
          </table:table-cell>
          <table:table-cell office:value-type="float" office:value="0.847220223533362" calcext:value-type="float">
            <text:p>0,847220223533362</text:p>
          </table:table-cell>
          <table:table-cell office:value-type="float" office:value="0.48041562397998" calcext:value-type="float">
            <text:p>0,48041562397998</text:p>
          </table:table-cell>
          <table:table-cell office:value-type="float" office:value="0.3161493573909" calcext:value-type="float">
            <text:p>0,3161493573909</text:p>
          </table:table-cell>
          <table:table-cell office:value-type="float" office:value="0.335263187866593" calcext:value-type="float">
            <text:p>0,335263187866593</text:p>
          </table:table-cell>
          <table:table-cell office:value-type="float" office:value="0.948634831551276" calcext:value-type="float">
            <text:p>0,94863483155127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69984654017857" calcext:value-type="float">
            <text:p>0,769984654017857</text:p>
          </table:table-cell>
          <table:table-cell office:value-type="float" office:value="0.913784021071115" calcext:value-type="float">
            <text:p>0,913784021071115</text:p>
          </table:table-cell>
          <table:table-cell office:value-type="float" office:value="0.542045691271439" calcext:value-type="float">
            <text:p>0,542045691271439</text:p>
          </table:table-cell>
          <table:table-cell office:value-type="float" office:value="0.371785101924176" calcext:value-type="float">
            <text:p>0,371785101924176</text:p>
          </table:table-cell>
          <table:table-cell office:value-type="float" office:value="0.38530072311755" calcext:value-type="float">
            <text:p>0,38530072311755</text:p>
          </table:table-cell>
          <table:table-cell office:value-type="float" office:value="0.980139950653238" calcext:value-type="float">
            <text:p>0,980139950653238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408717564174107" calcext:value-type="float">
            <text:p>0,408717564174107</text:p>
          </table:table-cell>
          <table:table-cell office:value-type="float" office:value="0.200155829437597" calcext:value-type="float">
            <text:p>0,200155829437597</text:p>
          </table:table-cell>
          <table:table-cell office:value-type="float" office:value="0.294136628118787" calcext:value-type="float">
            <text:p>0,294136628118787</text:p>
          </table:table-cell>
          <table:table-cell office:value-type="float" office:value="0.172426838495521" calcext:value-type="float">
            <text:p>0,172426838495521</text:p>
          </table:table-cell>
          <table:table-cell office:value-type="float" office:value="0.554491581963031" calcext:value-type="float">
            <text:p>0,554491581963031</text:p>
          </table:table-cell>
          <table:table-cell office:value-type="float" office:value="0.367078816684789" calcext:value-type="float">
            <text:p>0,36707881668478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8692103794643" calcext:value-type="float">
            <text:p>0,748692103794643</text:p>
          </table:table-cell>
          <table:table-cell office:value-type="float" office:value="0.941724607555014" calcext:value-type="float">
            <text:p>0,941724607555014</text:p>
          </table:table-cell>
          <table:table-cell office:value-type="float" office:value="0.476895713093034" calcext:value-type="float">
            <text:p>0,476895713093034</text:p>
          </table:table-cell>
          <table:table-cell office:value-type="float" office:value="0.313107721639657" calcext:value-type="float">
            <text:p>0,313107721639657</text:p>
          </table:table-cell>
          <table:table-cell office:value-type="float" office:value="0.319294237733006" calcext:value-type="float">
            <text:p>0,319294237733006</text:p>
          </table:table-cell>
          <table:table-cell office:value-type="float" office:value="0.988944942277097" calcext:value-type="float">
            <text:p>0,98894494227709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01653180803571" calcext:value-type="float">
            <text:p>0,801653180803571</text:p>
          </table:table-cell>
          <table:table-cell office:value-type="float" office:value="0.683783377586293" calcext:value-type="float">
            <text:p>0,683783377586293</text:p>
          </table:table-cell>
          <table:table-cell office:value-type="float" office:value="0.545458178475802" calcext:value-type="float">
            <text:p>0,545458178475802</text:p>
          </table:table-cell>
          <table:table-cell office:value-type="float" office:value="0.375003434348985" calcext:value-type="float">
            <text:p>0,375003434348985</text:p>
          </table:table-cell>
          <table:table-cell office:value-type="float" office:value="0.453681236496593" calcext:value-type="float">
            <text:p>0,453681236496593</text:p>
          </table:table-cell>
          <table:table-cell office:value-type="float" office:value="0.925392716570334" calcext:value-type="float">
            <text:p>0,92539271657033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9523577008929" calcext:value-type="float">
            <text:p>0,779523577008929</text:p>
          </table:table-cell>
          <table:table-cell office:value-type="float" office:value="0.750903201694282" calcext:value-type="float">
            <text:p>0,750903201694282</text:p>
          </table:table-cell>
          <table:table-cell office:value-type="float" office:value="0.488096202121629" calcext:value-type="float">
            <text:p>0,488096202121629</text:p>
          </table:table-cell>
          <table:table-cell office:value-type="float" office:value="0.322835489140623" calcext:value-type="float">
            <text:p>0,322835489140623</text:p>
          </table:table-cell>
          <table:table-cell office:value-type="float" office:value="0.361555995441185" calcext:value-type="float">
            <text:p>0,361555995441185</text:p>
          </table:table-cell>
          <table:table-cell office:value-type="float" office:value="0.950839623337349" calcext:value-type="float">
            <text:p>0,950839623337349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8393205915179" calcext:value-type="float">
            <text:p>0,808393205915179</text:p>
          </table:table-cell>
          <table:table-cell office:value-type="float" office:value="0.675911251980983" calcext:value-type="float">
            <text:p>0,675911251980983</text:p>
          </table:table-cell>
          <table:table-cell office:value-type="float" office:value="0.48229556859142" calcext:value-type="float">
            <text:p>0,48229556859142</text:p>
          </table:table-cell>
          <table:table-cell office:value-type="float" office:value="0.317779640495483" calcext:value-type="float">
            <text:p>0,317779640495483</text:p>
          </table:table-cell>
          <table:table-cell office:value-type="float" office:value="0.374903856719042" calcext:value-type="float">
            <text:p>0,374903856719042</text:p>
          </table:table-cell>
          <table:table-cell office:value-type="float" office:value="0.943834754248441" calcext:value-type="float">
            <text:p>0,943834754248441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06551688058036" calcext:value-type="float">
            <text:p>0,706551688058036</text:p>
          </table:table-cell>
          <table:table-cell office:value-type="float" office:value="0.877126654064272" calcext:value-type="float">
            <text:p>0,877126654064272</text:p>
          </table:table-cell>
          <table:table-cell office:value-type="float" office:value="0.47642309307861" calcext:value-type="float">
            <text:p>0,47642309307861</text:p>
          </table:table-cell>
          <table:table-cell office:value-type="float" office:value="0.312700390058611" calcext:value-type="float">
            <text:p>0,312700390058611</text:p>
          </table:table-cell>
          <table:table-cell office:value-type="float" office:value="0.32702575712272" calcext:value-type="float">
            <text:p>0,32702575712272</text:p>
          </table:table-cell>
          <table:table-cell office:value-type="float" office:value="0.968393599151269" calcext:value-type="float">
            <text:p>0,96839359915126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20458984375" calcext:value-type="float">
            <text:p>0,720458984375</text:p>
          </table:table-cell>
          <table:table-cell office:value-type="float" office:value="0.849865011745731" calcext:value-type="float">
            <text:p>0,849865011745731</text:p>
          </table:table-cell>
          <table:table-cell office:value-type="float" office:value="0.601927040651618" calcext:value-type="float">
            <text:p>0,601927040651618</text:p>
          </table:table-cell>
          <table:table-cell office:value-type="float" office:value="0.43054050693618" calcext:value-type="float">
            <text:p>0,43054050693618</text:p>
          </table:table-cell>
          <table:table-cell office:value-type="float" office:value="0.465982275025473" calcext:value-type="float">
            <text:p>0,465982275025473</text:p>
          </table:table-cell>
          <table:table-cell office:value-type="float" office:value="0.931674937371352" calcext:value-type="float">
            <text:p>0,93167493737135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7626953125" calcext:value-type="float">
            <text:p>0,67626953125</text:p>
          </table:table-cell>
          <table:table-cell office:value-type="float" office:value="0.897483157493327" calcext:value-type="float">
            <text:p>0,897483157493327</text:p>
          </table:table-cell>
          <table:table-cell office:value-type="float" office:value="0.60338418151519" calcext:value-type="float">
            <text:p>0,60338418151519</text:p>
          </table:table-cell>
          <table:table-cell office:value-type="float" office:value="0.432033042680128" calcext:value-type="float">
            <text:p>0,432033042680128</text:p>
          </table:table-cell>
          <table:table-cell office:value-type="float" office:value="0.454460607621009" calcext:value-type="float">
            <text:p>0,454460607621009</text:p>
          </table:table-cell>
          <table:table-cell office:value-type="float" office:value="0.938603836784409" calcext:value-type="float">
            <text:p>0,93860383678440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68659319196429" calcext:value-type="float">
            <text:p>0,768659319196429</text:p>
          </table:table-cell>
          <table:table-cell office:value-type="float" office:value="0.520670787313811" calcext:value-type="float">
            <text:p>0,520670787313811</text:p>
          </table:table-cell>
          <table:table-cell office:value-type="float" office:value="0.436520409463535" calcext:value-type="float">
            <text:p>0,436520409463535</text:p>
          </table:table-cell>
          <table:table-cell office:value-type="float" office:value="0.279198022222826" calcext:value-type="float">
            <text:p>0,279198022222826</text:p>
          </table:table-cell>
          <table:table-cell office:value-type="float" office:value="0.375786163522013" calcext:value-type="float">
            <text:p>0,375786163522013</text:p>
          </table:table-cell>
          <table:table-cell office:value-type="float" office:value="0.891676207923059" calcext:value-type="float">
            <text:p>0,89167620792305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94259207589286" calcext:value-type="float">
            <text:p>0,794259207589286</text:p>
          </table:table-cell>
          <table:table-cell office:value-type="float" office:value="0.808508771929824" calcext:value-type="float">
            <text:p>0,808508771929824</text:p>
          </table:table-cell>
          <table:table-cell office:value-type="float" office:value="0.609751256946282" calcext:value-type="float">
            <text:p>0,609751256946282</text:p>
          </table:table-cell>
          <table:table-cell office:value-type="float" office:value="0.438591482274566" calcext:value-type="float">
            <text:p>0,438591482274566</text:p>
          </table:table-cell>
          <table:table-cell office:value-type="float" office:value="0.489432880203908" calcext:value-type="float">
            <text:p>0,489432880203908</text:p>
          </table:table-cell>
          <table:table-cell office:value-type="float" office:value="0.943316368923971" calcext:value-type="float">
            <text:p>0,94331636892397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9426618303571" calcext:value-type="float">
            <text:p>0,769426618303571</text:p>
          </table:table-cell>
          <table:table-cell office:value-type="float" office:value="0.602930664760543" calcext:value-type="float">
            <text:p>0,602930664760543</text:p>
          </table:table-cell>
          <table:table-cell office:value-type="float" office:value="0.505127629313571" calcext:value-type="float">
            <text:p>0,505127629313571</text:p>
          </table:table-cell>
          <table:table-cell office:value-type="float" office:value="0.337906860290436" calcext:value-type="float">
            <text:p>0,337906860290436</text:p>
          </table:table-cell>
          <table:table-cell office:value-type="float" office:value="0.434625788999098" calcext:value-type="float">
            <text:p>0,434625788999098</text:p>
          </table:table-cell>
          <table:table-cell office:value-type="float" office:value="0.893729972739012" calcext:value-type="float">
            <text:p>0,89372997273901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121826171875" calcext:value-type="float">
            <text:p>0,81121826171875</text:p>
          </table:table-cell>
          <table:table-cell office:value-type="float" office:value="0.685648182700202" calcext:value-type="float">
            <text:p>0,685648182700202</text:p>
          </table:table-cell>
          <table:table-cell office:value-type="float" office:value="0.459063085571518" calcext:value-type="float">
            <text:p>0,459063085571518</text:p>
          </table:table-cell>
          <table:table-cell office:value-type="float" office:value="0.297911667423309" calcext:value-type="float">
            <text:p>0,297911667423309</text:p>
          </table:table-cell>
          <table:table-cell office:value-type="float" office:value="0.345038683993089" calcext:value-type="float">
            <text:p>0,345038683993089</text:p>
          </table:table-cell>
          <table:table-cell office:value-type="float" office:value="0.952170062001771" calcext:value-type="float">
            <text:p>0,952170062001771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279541015625" calcext:value-type="float">
            <text:p>0,80279541015625</text:p>
          </table:table-cell>
          <table:table-cell office:value-type="float" office:value="0.467306092059738" calcext:value-type="float">
            <text:p>0,467306092059738</text:p>
          </table:table-cell>
          <table:table-cell office:value-type="float" office:value="0.48547444093091" calcext:value-type="float">
            <text:p>0,48547444093091</text:p>
          </table:table-cell>
          <table:table-cell office:value-type="float" office:value="0.320545558326073" calcext:value-type="float">
            <text:p>0,320545558326073</text:p>
          </table:table-cell>
          <table:table-cell office:value-type="float" office:value="0.505112668055293" calcext:value-type="float">
            <text:p>0,505112668055293</text:p>
          </table:table-cell>
          <table:table-cell office:value-type="float" office:value="0.870003420118849" calcext:value-type="float">
            <text:p>0,87000342011884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0672084263393" calcext:value-type="float">
            <text:p>0,840672084263393</text:p>
          </table:table-cell>
          <table:table-cell office:value-type="float" office:value="0.619346560967786" calcext:value-type="float">
            <text:p>0,619346560967786</text:p>
          </table:table-cell>
          <table:table-cell office:value-type="float" office:value="0.596667034543649" calcext:value-type="float">
            <text:p>0,596667034543649</text:p>
          </table:table-cell>
          <table:table-cell office:value-type="float" office:value="0.425178520872" calcext:value-type="float">
            <text:p>0,425178520872</text:p>
          </table:table-cell>
          <table:table-cell office:value-type="float" office:value="0.57558981347415" calcext:value-type="float">
            <text:p>0,57558981347415</text:p>
          </table:table-cell>
          <table:table-cell office:value-type="float" office:value="0.908920465758832" calcext:value-type="float">
            <text:p>0,9089204657588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725311279296875" calcext:value-type="float">
            <text:p>0,725311279296875</text:p>
          </table:table-cell>
          <table:table-cell table:style-name="ce3" table:formula="of:=AVERAGE([.D2:.D25])" office:value-type="float" office:value="0.726999177030844" calcext:value-type="float">
            <text:p>0,726999177030844</text:p>
          </table:table-cell>
          <table:table-cell table:style-name="ce3" table:formula="of:=AVERAGE([.E2:.E25])" office:value-type="float" office:value="0.467660051452549" calcext:value-type="float">
            <text:p>0,467660051452549</text:p>
          </table:table-cell>
          <table:table-cell table:style-name="ce3" table:formula="of:=AVERAGE([.F2:.F25])" office:value-type="float" office:value="0.311727241554971" calcext:value-type="float">
            <text:p>0,311727241554971</text:p>
          </table:table-cell>
          <table:table-cell table:style-name="ce3" table:formula="of:=AVERAGE([.G2:.G25])" office:value-type="float" office:value="0.371886050826368" calcext:value-type="float">
            <text:p>0,371886050826368</text:p>
          </table:table-cell>
          <table:table-cell table:style-name="ce3" table:formula="of:=AVERAGE([.H2:.H25])" office:value-type="float" office:value="0.918241240092039" calcext:value-type="float">
            <text:p>0,91824124009203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84484572637649" calcext:value-type="float">
            <text:p>0,684484572637649</text:p>
          </table:table-cell>
          <table:table-cell table:formula="of:=AVERAGE([.D8:.D13])" office:value-type="float" office:value="0.687599968369417" calcext:value-type="float">
            <text:p>0,687599968369417</text:p>
          </table:table-cell>
          <table:table-cell table:formula="of:=AVERAGE([.E8:.E13])" office:value-type="float" office:value="0.421419449773611" calcext:value-type="float">
            <text:p>0,421419449773611</text:p>
          </table:table-cell>
          <table:table-cell table:formula="of:=AVERAGE([.F8:.F13])" office:value-type="float" office:value="0.274067289810851" calcext:value-type="float">
            <text:p>0,274067289810851</text:p>
          </table:table-cell>
          <table:table-cell table:formula="of:=AVERAGE([.G8:.G13])" office:value-type="float" office:value="0.353683679319627" calcext:value-type="float">
            <text:p>0,353683679319627</text:p>
          </table:table-cell>
          <table:table-cell table:formula="of:=AVERAGE([.H8:.H13])" office:value-type="float" office:value="0.862650137530302" calcext:value-type="float">
            <text:p>0,86265013753030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70113699776786" calcext:value-type="float">
            <text:p>0,670113699776786</text:p>
          </table:table-cell>
          <table:table-cell table:formula="of:=AVERAGE([.D2:.D7])" office:value-type="float" office:value="0.813816120704491" calcext:value-type="float">
            <text:p>0,813816120704491</text:p>
          </table:table-cell>
          <table:table-cell table:formula="of:=AVERAGE([.E2:.E7])" office:value-type="float" office:value="0.400856069169296" calcext:value-type="float">
            <text:p>0,400856069169296</text:p>
          </table:table-cell>
          <table:table-cell table:formula="of:=AVERAGE([.F2:.F7])" office:value-type="float" office:value="0.257804240564164" calcext:value-type="float">
            <text:p>0,257804240564164</text:p>
          </table:table-cell>
          <table:table-cell table:formula="of:=AVERAGE([.G2:.G7])" office:value-type="float" office:value="0.273327902873581" calcext:value-type="float">
            <text:p>0,273327902873581</text:p>
          </table:table-cell>
          <table:table-cell table:formula="of:=AVERAGE([.H2:.H7])" office:value-type="float" office:value="0.957222162016413" calcext:value-type="float">
            <text:p>0,9572221620164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48808361235119" calcext:value-type="float">
            <text:p>0,748808361235119</text:p>
          </table:table-cell>
          <table:table-cell table:formula="of:=AVERAGE([.D14:.D19])" office:value-type="float" office:value="0.789178775760815" calcext:value-type="float">
            <text:p>0,789178775760815</text:p>
          </table:table-cell>
          <table:table-cell table:formula="of:=AVERAGE([.E14:.E19])" office:value-type="float" office:value="0.532930710739045" calcext:value-type="float">
            <text:p>0,532930710739045</text:p>
          </table:table-cell>
          <table:table-cell table:formula="of:=AVERAGE([.F14:.F19])" office:value-type="float" office:value="0.365148750610002" calcext:value-type="float">
            <text:p>0,365148750610002</text:p>
          </table:table-cell>
          <table:table-cell table:formula="of:=AVERAGE([.G14:.G19])" office:value-type="float" office:value="0.406268288071004" calcext:value-type="float">
            <text:p>0,406268288071004</text:p>
          </table:table-cell>
          <table:table-cell table:formula="of:=AVERAGE([.H14:.H19])" office:value-type="float" office:value="0.943123244577192" calcext:value-type="float">
            <text:p>0,9431232445771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7838483537946" calcext:value-type="float">
            <text:p>0,797838483537946</text:p>
          </table:table-cell>
          <table:table-cell table:formula="of:=AVERAGE([.D20:.D25])" office:value-type="float" office:value="0.617401843288651" calcext:value-type="float">
            <text:p>0,617401843288651</text:p>
          </table:table-cell>
          <table:table-cell table:formula="of:=AVERAGE([.E20:.E25])" office:value-type="float" office:value="0.515433976128244" calcext:value-type="float">
            <text:p>0,515433976128244</text:p>
          </table:table-cell>
          <table:table-cell table:formula="of:=AVERAGE([.F20:.F25])" office:value-type="float" office:value="0.349888685234868" calcext:value-type="float">
            <text:p>0,349888685234868</text:p>
          </table:table-cell>
          <table:table-cell table:formula="of:=AVERAGE([.G20:.G25])" office:value-type="float" office:value="0.454264333041259" calcext:value-type="float">
            <text:p>0,454264333041259</text:p>
          </table:table-cell>
          <table:table-cell table:formula="of:=AVERAGE([.H20:.H25])" office:value-type="float" office:value="0.909969416244249" calcext:value-type="float">
            <text:p>0,909969416244249</text:p>
          </table:table-cell>
        </table:table-row>
      </table:table>
      <table:table table:name="5-wienert_et_al_(2012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71247209821429" calcext:value-type="float">
            <text:p>0,671247209821429</text:p>
          </table:table-cell>
          <table:table-cell office:value-type="float" office:value="0.804295682511993" calcext:value-type="float">
            <text:p>0,804295682511993</text:p>
          </table:table-cell>
          <table:table-cell office:value-type="float" office:value="0.281253574288002" calcext:value-type="float">
            <text:p>0,281253574288002</text:p>
          </table:table-cell>
          <table:table-cell office:value-type="float" office:value="0.163638783522992" calcext:value-type="float">
            <text:p>0,163638783522992</text:p>
          </table:table-cell>
          <table:table-cell office:value-type="float" office:value="0.170424617659289" calcext:value-type="float">
            <text:p>0,170424617659289</text:p>
          </table:table-cell>
          <table:table-cell office:value-type="float" office:value="0.974860648161116" calcext:value-type="float">
            <text:p>0,97486064816111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11005510602679" calcext:value-type="float">
            <text:p>0,611005510602679</text:p>
          </table:table-cell>
          <table:table-cell office:value-type="float" office:value="0.868138916888115" calcext:value-type="float">
            <text:p>0,868138916888115</text:p>
          </table:table-cell>
          <table:table-cell office:value-type="float" office:value="0.298107329966489" calcext:value-type="float">
            <text:p>0,298107329966489</text:p>
          </table:table-cell>
          <table:table-cell office:value-type="float" office:value="0.175162238615564" calcext:value-type="float">
            <text:p>0,175162238615564</text:p>
          </table:table-cell>
          <table:table-cell office:value-type="float" office:value="0.179949855645039" calcext:value-type="float">
            <text:p>0,179949855645039</text:p>
          </table:table-cell>
          <table:table-cell office:value-type="float" office:value="0.97680528691167" calcext:value-type="float">
            <text:p>0,9768052869116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5443289620536" calcext:value-type="float">
            <text:p>0,695443289620536</text:p>
          </table:table-cell>
          <table:table-cell office:value-type="float" office:value="0.793549054068024" calcext:value-type="float">
            <text:p>0,793549054068024</text:p>
          </table:table-cell>
          <table:table-cell office:value-type="float" office:value="0.305324078677831" calcext:value-type="float">
            <text:p>0,305324078677831</text:p>
          </table:table-cell>
          <table:table-cell office:value-type="float" office:value="0.180166647107147" calcext:value-type="float">
            <text:p>0,180166647107147</text:p>
          </table:table-cell>
          <table:table-cell office:value-type="float" office:value="0.189026792750197" calcext:value-type="float">
            <text:p>0,189026792750197</text:p>
          </table:table-cell>
          <table:table-cell office:value-type="float" office:value="0.973042656587473" calcext:value-type="float">
            <text:p>0,97304265658747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0938895089286" calcext:value-type="float">
            <text:p>0,640938895089286</text:p>
          </table:table-cell>
          <table:table-cell office:value-type="float" office:value="0.784713154000174" calcext:value-type="float">
            <text:p>0,784713154000174</text:p>
          </table:table-cell>
          <table:table-cell office:value-type="float" office:value="0.304485880286448" calcext:value-type="float">
            <text:p>0,304485880286448</text:p>
          </table:table-cell>
          <table:table-cell office:value-type="float" office:value="0.179583217117584" calcext:value-type="float">
            <text:p>0,179583217117584</text:p>
          </table:table-cell>
          <table:table-cell office:value-type="float" office:value="0.188889587393391" calcext:value-type="float">
            <text:p>0,188889587393391</text:p>
          </table:table-cell>
          <table:table-cell office:value-type="float" office:value="0.963071363507399" calcext:value-type="float">
            <text:p>0,96307136350739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3336181640625" calcext:value-type="float">
            <text:p>0,63336181640625</text:p>
          </table:table-cell>
          <table:table-cell office:value-type="float" office:value="0.889726427968029" calcext:value-type="float">
            <text:p>0,889726427968029</text:p>
          </table:table-cell>
          <table:table-cell office:value-type="float" office:value="0.394394596229459" calcext:value-type="float">
            <text:p>0,394394596229459</text:p>
          </table:table-cell>
          <table:table-cell office:value-type="float" office:value="0.245636066808992" calcext:value-type="float">
            <text:p>0,245636066808992</text:p>
          </table:table-cell>
          <table:table-cell office:value-type="float" office:value="0.253349122936866" calcext:value-type="float">
            <text:p>0,253349122936866</text:p>
          </table:table-cell>
          <table:table-cell office:value-type="float" office:value="0.972017017347141" calcext:value-type="float">
            <text:p>0,97201701734714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1906389508929" calcext:value-type="float">
            <text:p>0,721906389508929</text:p>
          </table:table-cell>
          <table:table-cell office:value-type="float" office:value="0.934601077962499" calcext:value-type="float">
            <text:p>0,934601077962499</text:p>
          </table:table-cell>
          <table:table-cell office:value-type="float" office:value="0.606926300221839" calcext:value-type="float">
            <text:p>0,606926300221839</text:p>
          </table:table-cell>
          <table:table-cell office:value-type="float" office:value="0.43567422191553" calcext:value-type="float">
            <text:p>0,43567422191553</text:p>
          </table:table-cell>
          <table:table-cell office:value-type="float" office:value="0.449374019053181" calcext:value-type="float">
            <text:p>0,449374019053181</text:p>
          </table:table-cell>
          <table:table-cell office:value-type="float" office:value="0.971232510769025" calcext:value-type="float">
            <text:p>0,97123251076902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8043387276786" calcext:value-type="float">
            <text:p>0,798043387276786</text:p>
          </table:table-cell>
          <table:table-cell office:value-type="float" office:value="0.517428571428571" calcext:value-type="float">
            <text:p>0,517428571428571</text:p>
          </table:table-cell>
          <table:table-cell office:value-type="float" office:value="0.238242452147602" calcext:value-type="float">
            <text:p>0,238242452147602</text:p>
          </table:table-cell>
          <table:table-cell office:value-type="float" office:value="0.135229988052569" calcext:value-type="float">
            <text:p>0,135229988052569</text:p>
          </table:table-cell>
          <table:table-cell office:value-type="float" office:value="0.154746646159105" calcext:value-type="float">
            <text:p>0,154746646159105</text:p>
          </table:table-cell>
          <table:table-cell office:value-type="float" office:value="0.962993799434719" calcext:value-type="float">
            <text:p>0,96299379943471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7207728794643" calcext:value-type="float">
            <text:p>0,727207728794643</text:p>
          </table:table-cell>
          <table:table-cell office:value-type="float" office:value="0.859513210383303" calcext:value-type="float">
            <text:p>0,859513210383303</text:p>
          </table:table-cell>
          <table:table-cell office:value-type="float" office:value="0.487282858079318" calcext:value-type="float">
            <text:p>0,487282858079318</text:p>
          </table:table-cell>
          <table:table-cell office:value-type="float" office:value="0.322124238944381" calcext:value-type="float">
            <text:p>0,322124238944381</text:p>
          </table:table-cell>
          <table:table-cell office:value-type="float" office:value="0.340026988084075" calcext:value-type="float">
            <text:p>0,340026988084075</text:p>
          </table:table-cell>
          <table:table-cell office:value-type="float" office:value="0.96575776791376" calcext:value-type="float">
            <text:p>0,9657577679137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2204241071429" calcext:value-type="float">
            <text:p>0,652204241071429</text:p>
          </table:table-cell>
          <table:table-cell office:value-type="float" office:value="0.885586834649467" calcext:value-type="float">
            <text:p>0,885586834649467</text:p>
          </table:table-cell>
          <table:table-cell office:value-type="float" office:value="0.424166305760069" calcext:value-type="float">
            <text:p>0,424166305760069</text:p>
          </table:table-cell>
          <table:table-cell office:value-type="float" office:value="0.269169460781619" calcext:value-type="float">
            <text:p>0,269169460781619</text:p>
          </table:table-cell>
          <table:table-cell office:value-type="float" office:value="0.278867143752017" calcext:value-type="float">
            <text:p>0,278867143752017</text:p>
          </table:table-cell>
          <table:table-cell office:value-type="float" office:value="0.969390552679536" calcext:value-type="float">
            <text:p>0,96939055267953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1472516741071" calcext:value-type="float">
            <text:p>0,741472516741071</text:p>
          </table:table-cell>
          <table:table-cell office:value-type="float" office:value="0.885288904643743" calcext:value-type="float">
            <text:p>0,885288904643743</text:p>
          </table:table-cell>
          <table:table-cell office:value-type="float" office:value="0.457198301113064" calcext:value-type="float">
            <text:p>0,457198301113064</text:p>
          </table:table-cell>
          <table:table-cell office:value-type="float" office:value="0.296342881553029" calcext:value-type="float">
            <text:p>0,296342881553029</text:p>
          </table:table-cell>
          <table:table-cell office:value-type="float" office:value="0.308176411066413" calcext:value-type="float">
            <text:p>0,308176411066413</text:p>
          </table:table-cell>
          <table:table-cell office:value-type="float" office:value="0.978184955978913" calcext:value-type="float">
            <text:p>0,97818495597891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3195452008929" calcext:value-type="float">
            <text:p>0,793195452008929</text:p>
          </table:table-cell>
          <table:table-cell office:value-type="float" office:value="0.560588356588082" calcext:value-type="float">
            <text:p>0,560588356588082</text:p>
          </table:table-cell>
          <table:table-cell office:value-type="float" office:value="0.407494379215588" calcext:value-type="float">
            <text:p>0,407494379215588</text:p>
          </table:table-cell>
          <table:table-cell office:value-type="float" office:value="0.255882537491372" calcext:value-type="float">
            <text:p>0,255882537491372</text:p>
          </table:table-cell>
          <table:table-cell office:value-type="float" office:value="0.320081629449394" calcext:value-type="float">
            <text:p>0,320081629449394</text:p>
          </table:table-cell>
          <table:table-cell office:value-type="float" office:value="0.928335220330243" calcext:value-type="float">
            <text:p>0,92833522033024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2196219308036" calcext:value-type="float">
            <text:p>0,742196219308036</text:p>
          </table:table-cell>
          <table:table-cell office:value-type="float" office:value="0.842887599194599" calcext:value-type="float">
            <text:p>0,842887599194599</text:p>
          </table:table-cell>
          <table:table-cell office:value-type="float" office:value="0.490514017886375" calcext:value-type="float">
            <text:p>0,490514017886375</text:p>
          </table:table-cell>
          <table:table-cell office:value-type="float" office:value="0.324954337899543" calcext:value-type="float">
            <text:p>0,324954337899543</text:p>
          </table:table-cell>
          <table:table-cell office:value-type="float" office:value="0.345906141395484" calcext:value-type="float">
            <text:p>0,345906141395484</text:p>
          </table:table-cell>
          <table:table-cell office:value-type="float" office:value="0.963924885438055" calcext:value-type="float">
            <text:p>0,96392488543805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6507568359375" calcext:value-type="float">
            <text:p>0,76507568359375</text:p>
          </table:table-cell>
          <table:table-cell office:value-type="float" office:value="0.573797444569711" calcext:value-type="float">
            <text:p>0,573797444569711</text:p>
          </table:table-cell>
          <table:table-cell office:value-type="float" office:value="0.475541626924649" calcext:value-type="float">
            <text:p>0,475541626924649</text:p>
          </table:table-cell>
          <table:table-cell office:value-type="float" office:value="0.311941365749017" calcext:value-type="float">
            <text:p>0,311941365749017</text:p>
          </table:table-cell>
          <table:table-cell office:value-type="float" office:value="0.406016287186306" calcext:value-type="float">
            <text:p>0,406016287186306</text:p>
          </table:table-cell>
          <table:table-cell office:value-type="float" office:value="0.892757940025767" calcext:value-type="float">
            <text:p>0,89275794002576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49032156808036" calcext:value-type="float">
            <text:p>0,749032156808036</text:p>
          </table:table-cell>
          <table:table-cell office:value-type="float" office:value="0.633140587582501" calcext:value-type="float">
            <text:p>0,633140587582501</text:p>
          </table:table-cell>
          <table:table-cell office:value-type="float" office:value="0.429621703029943" calcext:value-type="float">
            <text:p>0,429621703029943</text:p>
          </table:table-cell>
          <table:table-cell office:value-type="float" office:value="0.273578477147112" calcext:value-type="float">
            <text:p>0,273578477147112</text:p>
          </table:table-cell>
          <table:table-cell office:value-type="float" office:value="0.325115469977806" calcext:value-type="float">
            <text:p>0,325115469977806</text:p>
          </table:table-cell>
          <table:table-cell office:value-type="float" office:value="0.922786615199272" calcext:value-type="float">
            <text:p>0,92278661519927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4808523995536" calcext:value-type="float">
            <text:p>0,794808523995536</text:p>
          </table:table-cell>
          <table:table-cell office:value-type="float" office:value="0.614645420265174" calcext:value-type="float">
            <text:p>0,614645420265174</text:p>
          </table:table-cell>
          <table:table-cell office:value-type="float" office:value="0.462041376157275" calcext:value-type="float">
            <text:p>0,462041376157275</text:p>
          </table:table-cell>
          <table:table-cell office:value-type="float" office:value="0.300425101816344" calcext:value-type="float">
            <text:p>0,300425101816344</text:p>
          </table:table-cell>
          <table:table-cell office:value-type="float" office:value="0.370142475185877" calcext:value-type="float">
            <text:p>0,370142475185877</text:p>
          </table:table-cell>
          <table:table-cell office:value-type="float" office:value="0.927493276878183" calcext:value-type="float">
            <text:p>0,92749327687818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62013462611607" calcext:value-type="float">
            <text:p>0,662013462611607</text:p>
          </table:table-cell>
          <table:table-cell office:value-type="float" office:value="0.837394289541991" calcext:value-type="float">
            <text:p>0,837394289541991</text:p>
          </table:table-cell>
          <table:table-cell office:value-type="float" office:value="0.340372670807453" calcext:value-type="float">
            <text:p>0,340372670807453</text:p>
          </table:table-cell>
          <table:table-cell office:value-type="float" office:value="0.205089820359281" calcext:value-type="float">
            <text:p>0,205089820359281</text:p>
          </table:table-cell>
          <table:table-cell office:value-type="float" office:value="0.213596172739311" calcext:value-type="float">
            <text:p>0,213596172739311</text:p>
          </table:table-cell>
          <table:table-cell office:value-type="float" office:value="0.97138478766982" calcext:value-type="float">
            <text:p>0,9713847876698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5087890625" calcext:value-type="float">
            <text:p>0,65087890625</text:p>
          </table:table-cell>
          <table:table-cell office:value-type="float" office:value="0.86008057242499" calcext:value-type="float">
            <text:p>0,86008057242499</text:p>
          </table:table-cell>
          <table:table-cell office:value-type="float" office:value="0.416734646311619" calcext:value-type="float">
            <text:p>0,416734646311619</text:p>
          </table:table-cell>
          <table:table-cell office:value-type="float" office:value="0.263212130133961" calcext:value-type="float">
            <text:p>0,263212130133961</text:p>
          </table:table-cell>
          <table:table-cell office:value-type="float" office:value="0.274987023473095" calcext:value-type="float">
            <text:p>0,274987023473095</text:p>
          </table:table-cell>
          <table:table-cell office:value-type="float" office:value="0.96286958880503" calcext:value-type="float">
            <text:p>0,9628695888050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83722795758929" calcext:value-type="float">
            <text:p>0,583722795758929</text:p>
          </table:table-cell>
          <table:table-cell office:value-type="float" office:value="0.870650607370805" calcext:value-type="float">
            <text:p>0,870650607370805</text:p>
          </table:table-cell>
          <table:table-cell office:value-type="float" office:value="0.414725641151376" calcext:value-type="float">
            <text:p>0,414725641151376</text:p>
          </table:table-cell>
          <table:table-cell office:value-type="float" office:value="0.261611271788051" calcext:value-type="float">
            <text:p>0,261611271788051</text:p>
          </table:table-cell>
          <table:table-cell office:value-type="float" office:value="0.272190396498455" calcext:value-type="float">
            <text:p>0,272190396498455</text:p>
          </table:table-cell>
          <table:table-cell office:value-type="float" office:value="0.952173416565164" calcext:value-type="float">
            <text:p>0,952173416565164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80787876674107" calcext:value-type="float">
            <text:p>0,780787876674107</text:p>
          </table:table-cell>
          <table:table-cell office:value-type="float" office:value="0.567595712098009" calcext:value-type="float">
            <text:p>0,567595712098009</text:p>
          </table:table-cell>
          <table:table-cell office:value-type="float" office:value="0.424335401735626" calcext:value-type="float">
            <text:p>0,424335401735626</text:p>
          </table:table-cell>
          <table:table-cell office:value-type="float" office:value="0.269305664545005" calcext:value-type="float">
            <text:p>0,269305664545005</text:p>
          </table:table-cell>
          <table:table-cell office:value-type="float" office:value="0.338818195114816" calcext:value-type="float">
            <text:p>0,338818195114816</text:p>
          </table:table-cell>
          <table:table-cell office:value-type="float" office:value="0.91917792534921" calcext:value-type="float">
            <text:p>0,9191779253492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34200613839286" calcext:value-type="float">
            <text:p>0,734200613839286</text:p>
          </table:table-cell>
          <table:table-cell office:value-type="float" office:value="0.769317329332333" calcext:value-type="float">
            <text:p>0,769317329332333</text:p>
          </table:table-cell>
          <table:table-cell office:value-type="float" office:value="0.402204180884026" calcext:value-type="float">
            <text:p>0,402204180884026</text:p>
          </table:table-cell>
          <table:table-cell office:value-type="float" office:value="0.251724391860379" calcext:value-type="float">
            <text:p>0,251724391860379</text:p>
          </table:table-cell>
          <table:table-cell office:value-type="float" office:value="0.272275913338997" calcext:value-type="float">
            <text:p>0,272275913338997</text:p>
          </table:table-cell>
          <table:table-cell office:value-type="float" office:value="0.960077378479435" calcext:value-type="float">
            <text:p>0,960077378479435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6114327566964" calcext:value-type="float">
            <text:p>0,776114327566964</text:p>
          </table:table-cell>
          <table:table-cell office:value-type="float" office:value="0.63608283963745" calcext:value-type="float">
            <text:p>0,63608283963745</text:p>
          </table:table-cell>
          <table:table-cell office:value-type="float" office:value="0.494557193756028" calcext:value-type="float">
            <text:p>0,494557193756028</text:p>
          </table:table-cell>
          <table:table-cell office:value-type="float" office:value="0.328512774915662" calcext:value-type="float">
            <text:p>0,328512774915662</text:p>
          </table:table-cell>
          <table:table-cell office:value-type="float" office:value="0.404547211129718" calcext:value-type="float">
            <text:p>0,404547211129718</text:p>
          </table:table-cell>
          <table:table-cell office:value-type="float" office:value="0.914068104643933" calcext:value-type="float">
            <text:p>0,914068104643933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84807477678571" calcext:value-type="float">
            <text:p>0,784807477678571</text:p>
          </table:table-cell>
          <table:table-cell office:value-type="float" office:value="0.570568610385843" calcext:value-type="float">
            <text:p>0,570568610385843</text:p>
          </table:table-cell>
          <table:table-cell office:value-type="float" office:value="0.389320532488741" calcext:value-type="float">
            <text:p>0,389320532488741</text:p>
          </table:table-cell>
          <table:table-cell office:value-type="float" office:value="0.241711985743694" calcext:value-type="float">
            <text:p>0,241711985743694</text:p>
          </table:table-cell>
          <table:table-cell office:value-type="float" office:value="0.295463081198828" calcext:value-type="float">
            <text:p>0,295463081198828</text:p>
          </table:table-cell>
          <table:table-cell office:value-type="float" office:value="0.93276328041607" calcext:value-type="float">
            <text:p>0,9327632804160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95872279575893" calcext:value-type="float">
            <text:p>0,795872279575893</text:p>
          </table:table-cell>
          <table:table-cell office:value-type="float" office:value="0.41362640682831" calcext:value-type="float">
            <text:p>0,41362640682831</text:p>
          </table:table-cell>
          <table:table-cell office:value-type="float" office:value="0.318714896836714" calcext:value-type="float">
            <text:p>0,318714896836714</text:p>
          </table:table-cell>
          <table:table-cell office:value-type="float" office:value="0.189566240869595" calcext:value-type="float">
            <text:p>0,189566240869595</text:p>
          </table:table-cell>
          <table:table-cell office:value-type="float" office:value="0.259231206210945" calcext:value-type="float">
            <text:p>0,259231206210945</text:p>
          </table:table-cell>
          <table:table-cell office:value-type="float" office:value="0.917030054294387" calcext:value-type="float">
            <text:p>0,91703005429438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1683349609375" calcext:value-type="float">
            <text:p>0,81683349609375</text:p>
          </table:table-cell>
          <table:table-cell office:value-type="float" office:value="0.582626694264539" calcext:value-type="float">
            <text:p>0,582626694264539</text:p>
          </table:table-cell>
          <table:table-cell office:value-type="float" office:value="0.453781949608674" calcext:value-type="float">
            <text:p>0,453781949608674</text:p>
          </table:table-cell>
          <table:table-cell office:value-type="float" office:value="0.293478626442" calcext:value-type="float">
            <text:p>0,293478626442</text:p>
          </table:table-cell>
          <table:table-cell office:value-type="float" office:value="0.371603781619964" calcext:value-type="float">
            <text:p>0,371603781619964</text:p>
          </table:table-cell>
          <table:table-cell office:value-type="float" office:value="0.931462842356862" calcext:value-type="float">
            <text:p>0,9314628423568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721765427362351" calcext:value-type="float">
            <text:p>0,721765427362351</text:p>
          </table:table-cell>
          <table:table-cell table:style-name="ce3" table:formula="of:=AVERAGE([.D2:.D25])" office:value-type="float" office:value="0.731493512691177" calcext:value-type="float">
            <text:p>0,731493512691177</text:p>
          </table:table-cell>
          <table:table-cell table:style-name="ce3" table:formula="of:=AVERAGE([.E2:.E25])" office:value-type="float" office:value="0.404889245565175" calcext:value-type="float">
            <text:p>0,404889245565175</text:p>
          </table:table-cell>
          <table:table-cell table:style-name="ce3" table:formula="of:=AVERAGE([.F2:.F25])" office:value-type="float" office:value="0.257238436299184" calcext:value-type="float">
            <text:p>0,257238436299184</text:p>
          </table:table-cell>
          <table:table-cell table:style-name="ce3" table:formula="of:=AVERAGE([.G2:.G25])" office:value-type="float" office:value="0.29095025704244" calcext:value-type="float">
            <text:p>0,29095025704244</text:p>
          </table:table-cell>
          <table:table-cell table:style-name="ce3" table:formula="of:=AVERAGE([.H2:.H25])" office:value-type="float" office:value="0.950152578155925" calcext:value-type="float">
            <text:p>0,95015257815592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42386590866816" calcext:value-type="float">
            <text:p>0,742386590866816</text:p>
          </table:table-cell>
          <table:table-cell table:formula="of:=AVERAGE([.D8:.D13])" office:value-type="float" office:value="0.758548912814628" calcext:value-type="float">
            <text:p>0,758548912814628</text:p>
          </table:table-cell>
          <table:table-cell table:formula="of:=AVERAGE([.E8:.E13])" office:value-type="float" office:value="0.417483052367003" calcext:value-type="float">
            <text:p>0,417483052367003</text:p>
          </table:table-cell>
          <table:table-cell table:formula="of:=AVERAGE([.F8:.F13])" office:value-type="float" office:value="0.267283907453752" calcext:value-type="float">
            <text:p>0,267283907453752</text:p>
          </table:table-cell>
          <table:table-cell table:formula="of:=AVERAGE([.G8:.G13])" office:value-type="float" office:value="0.291300826651081" calcext:value-type="float">
            <text:p>0,291300826651081</text:p>
          </table:table-cell>
          <table:table-cell table:formula="of:=AVERAGE([.H8:.H13])" office:value-type="float" office:value="0.961431196962538" calcext:value-type="float">
            <text:p>0,96143119696253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62317185174851" calcext:value-type="float">
            <text:p>0,662317185174851</text:p>
          </table:table-cell>
          <table:table-cell table:formula="of:=AVERAGE([.D2:.D7])" office:value-type="float" office:value="0.845837385566473" calcext:value-type="float">
            <text:p>0,845837385566473</text:p>
          </table:table-cell>
          <table:table-cell table:formula="of:=AVERAGE([.E2:.E7])" office:value-type="float" office:value="0.365081959945011" calcext:value-type="float">
            <text:p>0,365081959945011</text:p>
          </table:table-cell>
          <table:table-cell table:formula="of:=AVERAGE([.F2:.F7])" office:value-type="float" office:value="0.229976862514635" calcext:value-type="float">
            <text:p>0,229976862514635</text:p>
          </table:table-cell>
          <table:table-cell table:formula="of:=AVERAGE([.G2:.G7])" office:value-type="float" office:value="0.238502332572994" calcext:value-type="float">
            <text:p>0,238502332572994</text:p>
          </table:table-cell>
          <table:table-cell table:formula="of:=AVERAGE([.H2:.H7])" office:value-type="float" office:value="0.971838247213971" calcext:value-type="float">
            <text:p>0,9718382472139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0921921502976" calcext:value-type="float">
            <text:p>0,700921921502976</text:p>
          </table:table-cell>
          <table:table-cell table:formula="of:=AVERAGE([.D14:.D19])" office:value-type="float" office:value="0.731618153625862" calcext:value-type="float">
            <text:p>0,731618153625862</text:p>
          </table:table-cell>
          <table:table-cell table:formula="of:=AVERAGE([.E14:.E19])" office:value-type="float" office:value="0.423172944063719" calcext:value-type="float">
            <text:p>0,423172944063719</text:p>
          </table:table-cell>
          <table:table-cell table:formula="of:=AVERAGE([.F14:.F19])" office:value-type="float" office:value="0.269309694498961" calcext:value-type="float">
            <text:p>0,269309694498961</text:p>
          </table:table-cell>
          <table:table-cell table:formula="of:=AVERAGE([.G14:.G19])" office:value-type="float" office:value="0.310341304176808" calcext:value-type="float">
            <text:p>0,310341304176808</text:p>
          </table:table-cell>
          <table:table-cell table:formula="of:=AVERAGE([.H14:.H19])" office:value-type="float" office:value="0.938244270857206" calcext:value-type="float">
            <text:p>0,9382442708572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81436011904762" calcext:value-type="float">
            <text:p>0,781436011904762</text:p>
          </table:table-cell>
          <table:table-cell table:formula="of:=AVERAGE([.D20:.D25])" office:value-type="float" office:value="0.589969598757747" calcext:value-type="float">
            <text:p>0,589969598757747</text:p>
          </table:table-cell>
          <table:table-cell table:formula="of:=AVERAGE([.E20:.E25])" office:value-type="float" office:value="0.413819025884968" calcext:value-type="float">
            <text:p>0,413819025884968</text:p>
          </table:table-cell>
          <table:table-cell table:formula="of:=AVERAGE([.F20:.F25])" office:value-type="float" office:value="0.262383280729389" calcext:value-type="float">
            <text:p>0,262383280729389</text:p>
          </table:table-cell>
          <table:table-cell table:formula="of:=AVERAGE([.G20:.G25])" office:value-type="float" office:value="0.323656564768878" calcext:value-type="float">
            <text:p>0,323656564768878</text:p>
          </table:table-cell>
          <table:table-cell table:formula="of:=AVERAGE([.H20:.H25])" office:value-type="float" office:value="0.929096597589983" calcext:value-type="float">
            <text:p>0,92909659758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31:00.44620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20T18:15:19.566433657</dc:date>
    <meta:editing-duration>PT53M33S</meta:editing-duration>
    <meta:editing-cycles>9</meta:editing-cycles>
    <meta:generator>LibreOffice/6.0.7.3$Linux_X86_64 LibreOffice_project/00m0$Build-3</meta:generator>
    <meta:document-statistic meta:table-count="7" meta:cell-count="1645" meta:object-count="0"/>
  </office:meta>
</office:document-meta>
</file>